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3.702cm"/>
    </style:style>
    <style:style style:name="co1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ta1" style:family="table" style:master-page-name="PageStyle_5f_Planilha_20_01">
      <style:table-properties table:display="true" style:writing-mode="lr-tb"/>
    </style:style>
    <style:style style:name="ta2" style:family="table" style:master-page-name="PageStyle_5f_EXERCÍCIO_20_PRÁTIC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wrap-option="wrap"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edce6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b7b3ca" style:diagonal-bl-tr="none" style:diagonal-tl-br="none" fo:border="0.06pt solid #000000" style:rotation-align="none"/>
      <style:text-properties fo:color="#5b277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7b3ca" style:diagonal-bl-tr="none" style:diagonal-tl-br="none" fo:border="0.06pt solid #000000" style:rotation-align="none"/>
      <style:text-properties fo:color="#000000"/>
    </style:style>
    <style:style style:name="ce16" style:family="table-cell" style:parent-style-name="Default">
      <style:table-cell-properties fo:background-color="#e8f2a1" style:diagonal-bl-tr="none" style:diagonal-tl-br="none" fo:border="0.06pt solid #000000" style:rotation-align="non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6f9d4" style:diagonal-bl-tr="none" style:diagonal-tl-br="none" fo:border="0.06pt solid #000000" style:rotation-align="none"/>
    </style:style>
    <style:style style:name="ce18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a6a6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d7d7" style:diagonal-bl-tr="none" style:diagonal-tl-br="none" fo:border="0.06pt solid #000000" style:rotation-align="none"/>
    </style:style>
    <style:style style:name="ce21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b4c7dc" style:diagonal-bl-tr="none" style:diagonal-tl-br="none" fo:border="0.06pt solid #000000"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dee6ef" style:diagonal-bl-tr="none" style:diagonal-tl-br="none" fo:border="0.06pt solid #000000" style:rotation-align="none"/>
    </style:style>
    <style:style style:name="ce2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e994" style:diagonal-bl-tr="none" style:diagonal-tl-br="none" fo:border="0.06pt solid #000000" style:rotation-align="none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5ce" style:diagonal-bl-tr="none" style:diagonal-tl-br="none" fo:border="0.06pt solid #000000" style:rotation-align="none"/>
    </style:style>
    <style:style style:name="ce33" style:family="table-cell" style:parent-style-name="Default" style:data-style-name="N0">
      <style:table-cell-properties fo:background-color="#fff5ce" style:diagonal-bl-tr="none" style:diagonal-tl-br="none" fo:border="0.06pt solid #000000" style:rotation-align="none"/>
    </style:style>
    <style:style style:name="ce34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b66c" style:text-align-source="fix" style:repeat-content="false" fo:border="0.06pt solid #b85c00" style:vertical-align="middle"/>
      <style:paragraph-properties fo:text-align="cente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b85c00"/>
    </style:style>
    <style:style style:name="ce65" style:family="table-cell" style:parent-style-name="Default">
      <style:table-cell-properties fo:background-color="#ffdbb6" fo:border="0.06pt solid #b85c00"/>
    </style:style>
    <style:style style:name="ce69" style:family="table-cell" style:parent-style-name="Default">
      <style:table-cell-properties fo:border="0.06pt solid #b85c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0.06pt solid #b85c00"/>
    </style:style>
    <style:style style:name="ce41" style:family="table-cell" style:parent-style-name="Default">
      <style:table-cell-properties fo:background-color="#afd095" style:text-align-source="fix" style:repeat-content="false" fo:border="0.06pt solid #1e6a39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dde8cb" fo:border="0.06pt solid #1e6a39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fo:border="0.06pt solid #1e6a39"/>
    </style:style>
    <style:style style:name="ce82" style:family="table-cell" style:parent-style-name="Default">
      <style:table-cell-properties fo:background-color="#dde8cb" fo:border="0.06pt solid #1e6a39"/>
    </style:style>
    <style:style style:name="ce83" style:family="table-cell" style:parent-style-name="Default">
      <style:table-cell-properties fo:border="0.06pt solid #1e6a39"/>
    </style:style>
    <style:style style:name="ce60" style:family="table-cell" style:parent-style-name="Default">
      <style:table-cell-properties fo:background-color="#dde8cb" fo:border="0.06pt solid #1e6a39"/>
      <style:text-properties fo:font-style="normal" style:font-style-asian="normal" style:font-style-complex="normal"/>
    </style:style>
    <style:style style:name="ce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4">
      <style:table-cell-properties fo:background-color="#dde8cb" fo:border="0.06pt solid #1e6a39"/>
      <style:text-properties fo:font-weight="bold" style:font-weight-asian="bold" style:font-weight-complex="bold"/>
    </style:style>
    <style:style style:name="ce87" style:family="table-cell" style:parent-style-name="Default" style:data-style-name="N4">
      <style:table-cell-properties fo:border="0.06pt solid #1e6a39"/>
      <style:map style:condition="cell-content()&lt;6" style:apply-style-name="Média_20__3c__20_6" style:base-cell-address="'AULA 03 - DANIELE'.E4"/>
    </style:style>
    <style:style style:name="ce88" style:family="table-cell" style:parent-style-name="Default" style:data-style-name="N4">
      <style:table-cell-properties fo:background-color="#dde8cb" fo:border="0.06pt solid #1e6a39"/>
      <style:map style:condition="cell-content()&lt;6" style:apply-style-name="Média_20__3c__20_6" style:base-cell-address="'AULA 03 - DANIELE'.E4"/>
    </style:style>
    <style:style style:name="ce56" style:family="table-cell" style:parent-style-name="Default" style:data-style-name="N4"/>
    <style:style style:name="ce57" style:family="table-cell" style:parent-style-name="Default" style:data-style-name="N0"/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76" style:family="table-cell" style:parent-style-name="Default" style:data-style-name="N4">
      <style:table-cell-properties fo:border="0.06pt solid #000000"/>
    </style:style>
    <style:style style:name="ce7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="0.06pt solid #000000"/>
      <style:map style:condition="cell-content()&lt;6" style:apply-style-name="Média_20_menor_20_que_20_6" style:base-cell-address="'AULA 03 - MAICON'.E4"/>
    </style:style>
    <style:style style:name="ce85" style:family="table-cell" style:parent-style-name="Default">
      <style:table-cell-properties fo:background-color="#81aca6" style:text-align-source="fix" style:repeat-content="false" fo:border="0.06pt solid #1e6a39" style: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116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dee7e5" fo:border="0.06pt solid #1e6a39"/>
    </style:style>
    <style:style style:name="ce97" style:family="table-cell" style:parent-style-name="Default">
      <style:table-cell-properties fo:border="0.06pt solid #1e6a39" style:vertical-align="middl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</style:style>
    <style:style style:name="ce133" style:family="table-cell" style:parent-style-name="Default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</style:style>
    <style:style style:name="ce136" style:family="table-cell" style:parent-style-name="Default" style:data-style-name="N104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7" style:family="table-cell" style:parent-style-name="Default" style:data-style-name="N10104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9" style:family="table-cell" style:parent-style-name="Default" style:data-style-name="N10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0" style:family="table-cell" style:parent-style-name="Default" style:data-style-name="N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37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37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1e6a39"/>
      <style:paragraph-properties fo:text-align="end" fo:margin-left="0cm"/>
    </style:style>
    <style:style style:name="ce115" style:family="table-cell" style:parent-style-name="Default">
      <style:table-cell-properties fo:background-color="#e8f2a1" style:text-align-source="fix" style:repeat-content="false" fo:border="0.06pt solid #468a1a" style:vertical-align="middle"/>
      <style:paragraph-properties fo:text-align="center"/>
      <style:text-properties fo:color="#395511" fo:font-size="26pt" fo:font-weight="bold" style:font-size-asian="26pt" style:font-weight-asian="bold" style:font-size-complex="26pt" style:font-weight-complex="bold"/>
    </style:style>
    <style:style style:name="ce148" style:family="table-cell" style:parent-style-name="Default">
      <style:table-cell-properties fo:background-color="#f6f9d4" style:text-align-source="fix" style:repeat-content="false" fo:border="0.06pt solid #468a1a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468a1a"/>
      <style:paragraph-properties fo:text-align="end" fo:margin-left="0cm"/>
    </style:style>
    <style:style style:name="ce150" style:family="table-cell" style:parent-style-name="Default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="0.06pt solid #468a1a"/>
    </style:style>
    <style:style style:name="ce153" style:family="table-cell" style:parent-style-name="Default" style:data-style-name="N104">
      <style:table-cell-properties style:text-align-source="fix" style:repeat-content="false" fo:border="0.06pt solid #468a1a"/>
      <style:paragraph-properties fo:text-align="end" fo:margin-left="0cm"/>
    </style:style>
    <style:style style:name="ce154" style:family="table-cell" style:parent-style-name="Default" style:data-style-name="N10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5" style:family="table-cell" style:parent-style-name="Default" style:data-style-name="N10104">
      <style:table-cell-properties style:text-align-source="fix" style:repeat-content="false" fo:border="0.06pt solid #468a1a"/>
      <style:paragraph-properties fo:text-align="end" fo:margin-left="0cm"/>
    </style:style>
    <style:style style:name="ce156" style:family="table-cell" style:parent-style-name="Default" style:data-style-name="N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7" style:family="table-cell" style:parent-style-name="Default" style:data-style-name="N37">
      <style:table-cell-properties style:text-align-source="fix" style:repeat-content="false" fo:border="0.06pt solid #468a1a"/>
      <style:paragraph-properties fo:text-align="end" fo:margin-left="0cm"/>
    </style:style>
    <style:style style:name="ce158" style:family="table-cell" style:parent-style-name="Default" style:data-style-name="N37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9" style:family="table-cell" style:parent-style-name="Default">
      <style:table-cell-properties fo:background-color="#ffffff" style:text-align-source="fix" style:repeat-content="false" fo:border="0.06pt solid #468a1a"/>
      <style:paragraph-properties fo:text-align="end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4"/>
    <style:style style:name="ce181" style:family="table-cell" style:parent-style-name="Default" style:data-style-name="N3"/>
    <style:style style:name="ce164" style:family="table-cell" style:parent-style-name="Default">
      <style:table-cell-properties fo:background-color="#ffa6a6" style:text-align-source="fix" style:repeat-content="false" fo:border="0.06pt solid #ff0000" style:vertical-align="middle"/>
      <style:paragraph-properties fo:text-align="center"/>
    </style:style>
    <style:style style:name="ce165" style:family="table-cell" style:parent-style-name="Default">
      <style:table-cell-properties fo:background-color="#ffd7d7" fo:border="0.06pt solid #ff0000"/>
    </style:style>
    <style:style style:name="ce166" style:family="table-cell" style:parent-style-name="Default">
      <style:table-cell-properties fo:border="0.06pt solid #ff0000"/>
    </style:style>
    <style:style style:name="ce168" style:family="table-cell" style:parent-style-name="Default" style:data-style-name="N104">
      <style:table-cell-properties fo:border="0.06pt solid #ff0000"/>
    </style:style>
    <style:style style:name="ce171" style:family="table-cell" style:parent-style-name="Default">
      <style:table-cell-properties fo:background-color="#ffd7d7" fo:border="0.06pt solid #ff0000"/>
      <style:text-properties fo:font-weight="bold" style:font-weight-asian="bold" style:font-weight-complex="bold"/>
    </style:style>
    <style:style style:name="ce173" style:family="table-cell" style:parent-style-name="Default" style:data-style-name="N37">
      <style:table-cell-properties fo:border="0.06pt solid #ff0000"/>
    </style:style>
    <style:style style:name="ce174" style:family="table-cell" style:parent-style-name="Default" style:data-style-name="N37">
      <style:table-cell-properties fo:background-color="#ffd7d7" fo:border="0.06pt solid #ff0000"/>
    </style:style>
    <style:style style:name="ce167" style:family="table-cell" style:parent-style-name="Default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ce193" style:family="table-cell" style:parent-style-name="Default">
      <style:table-cell-properties fo:background-color="#e0c2cd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="0.06pt solid #80008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e0c2cd" fo:border="0.06pt solid #800080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bf819e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7d1d5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 fo:border="0.06pt solid #000000"/>
    </style:style>
    <style:style style:name="ce189" style:family="table-cell" style:parent-style-name="Default">
      <style:table-cell-properties fo:background-color="#eeeeee" fo:border="0.06pt solid #000000"/>
    </style:style>
    <style:style style:name="ce192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bf819e" fo:border="0.06pt solid #800080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e0c2cd" fo:border="0.06pt solid #800080"/>
      <style:text-properties fo:font-weight="bold" style:font-weight-asian="bold" style:font-weight-complex="bold"/>
    </style:style>
    <style:style style:name="ce199" style:family="table-cell" style:parent-style-name="Default" style:data-style-name="N104">
      <style:table-cell-properties fo:border="0.06pt solid #800080"/>
      <style:text-properties fo:font-size="8pt" style:font-size-asian="8pt" style:font-size-complex="8pt"/>
    </style:style>
    <style:style style:name="ce200" style:family="table-cell" style:parent-style-name="Default" style:data-style-name="N104">
      <style:table-cell-properties fo:background-color="#e0c2cd" fo:border="0.06pt solid #800080"/>
      <style:text-properties fo:font-size="8pt" style:font-size-asian="8pt" style:font-size-complex="8pt"/>
    </style:style>
    <style:style style:name="ce179" style:family="table-cell" style:parent-style-name="Default" style:data-style-name="N104">
      <style:text-properties fo:font-size="8pt" style:font-size-asian="8pt" style:font-size-complex="8pt"/>
    </style:style>
    <style:style style:name="ce180" style:family="table-cell" style:parent-style-name="Default" style:data-style-name="N104">
      <style:table-cell-properties fo:background-color="#e0c2cd" style:text-align-source="fix" style:repeat-content="false" fo:border="0.06pt solid #80008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 style:data-style-name="N104">
      <style:table-cell-properties fo:background-color="#bf819e" fo:border="0.06pt solid #800080"/>
      <style:text-properties fo:font-size="8pt" style:font-size-asian="8pt" style:font-size-complex="8pt"/>
    </style:style>
    <style:style style:name="ce205" style:family="table-cell" style:parent-style-name="Default" style:data-style-name="N104">
      <style:table-cell-properties fo:background-color="#f7d1d5" style:text-align-source="fix" style:repeat-content="false" fo:border="0.06pt solid #800080" style:vertical-align="middle"/>
      <style:paragraph-properties fo:text-align="center"/>
      <style:map style:condition="cell-content()&gt;0" style:apply-style-name="Maior_20_que_20_0" style:base-cell-address="'AULA 07'.B28"/>
    </style:style>
    <style:style style:name="ce206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0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104">
      <style:table-cell-properties fo:background-color="#bf819e" style:text-align-source="fix" style:repeat-content="false" fo:border="0.06pt solid #80008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 style:data-style-name="N104">
      <style:table-cell-properties fo:background-color="#f7d1d5" fo:border="0.06pt solid #800080"/>
    </style:style>
    <style:style style:name="ce221" style:family="table-cell" style:parent-style-name="Default">
      <style:table-cell-properties fo:background-color="#f7d1d5" fo:border="0.06pt solid #000000"/>
    </style:style>
    <style:style style:name="ce211" style:family="table-cell" style:parent-style-name="Default" style:data-style-name="N104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>
      <style:table-cell-properties fo:background-color="#f7d1d5" fo:border="0.06pt solid #800080"/>
    </style:style>
    <style:style style:name="ce224" style:family="table-cell" style:parent-style-name="Default" style:data-style-name="N104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225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226" style:family="table-cell" style:parent-style-name="Default" style:data-style-name="N104">
      <style:table-cell-properties fo:background-color="#f7d1d5" fo:border="0.06pt solid #000000"/>
    </style:style>
    <style:style style:name="ce227" style:family="table-cell" style:parent-style-name="Default" style:data-style-name="N104">
      <style:table-cell-properties fo:border="0.06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LA 0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élula</text:p>
          </table:table-cell>
          <table:table-cell table:style-name="ce2" office:value-type="string" calcext:value-type="string" table:number-columns-spanned="6" table:number-rows-spanned="2">
            <text:p>Serve para reconhecer o valor que está dentro dela</text:p>
          </table:table-cell>
          <table:covered-table-cell table:number-columns-repeated="4" table:style-name="ce4"/>
          <table:covered-table-cell/>
          <table:table-cell table:number-columns-repeated="1017"/>
        </table:table-row>
        <table:table-row table:style-name="ro1">
          <table:covered-table-cell table:number-columns-repeated="6" table:style-name="ce4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a:</text:p>
          </table:table-cell>
          <table:table-cell table:style-name="ce3" office:value-type="float" office:value="124346" calcext:value-type="float">
            <text:p>124346</text:p>
          </table:table-cell>
          <table:table-cell table:style-name="ce3" office:value-type="float" office:value="765889" calcext:value-type="float">
            <text:p>76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soma:</text:p>
          </table:table-cell>
          <table:table-cell table:style-name="ce3" table:formula="of:=SUM([.B4]+[.C4])" office:value-type="float" office:value="890235" calcext:value-type="float">
            <text:p>8902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Resultado da média</text:p>
          </table:table-cell>
          <table:table-cell table:style-name="ce3" table:formula="of:=AVERAGE([.B7:.C7])" office:value-type="float" office:value="6" calcext:value-type="float">
            <text:p>6</text:p>
          </table:table-cell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ANIELE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ÍCIO PRÁTICO - 01" table:style-name="ta2">
        <office:forms form:automatic-focus="false" form:apply-design-mode="false"/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VALORES – DANIELE</text:p>
          </table:table-cell>
          <table:covered-table-cell table:style-name="ce14"/>
          <table:table-cell table:style-name="ce16" office:value-type="string" calcext:value-type="string">
            <text:p>SOMA</text:p>
          </table:table-cell>
          <table:table-cell table:style-name="ce19" office:value-type="string" calcext:value-type="string">
            <text:p>MULT.</text:p>
          </table:table-cell>
          <table:table-cell table:style-name="ce23" office:value-type="string" calcext:value-type="string">
            <text:p>DIVISÃO</text:p>
          </table:table-cell>
          <table:table-cell table:style-name="ce29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([.A2]+[.B2])" office:value-type="float" office:value="13" calcext:value-type="float">
            <text:p>13</text:p>
          </table:table-cell>
          <table:table-cell table:style-name="ce20" table:formula="of:=([.A2]*[.B2])" office:value-type="float" office:value="42" calcext:value-type="float">
            <text:p>42</text:p>
          </table:table-cell>
          <table:table-cell table:style-name="ce25" table:formula="of:=([.A2]/[.B2])" office:value-type="float" office:value="1.16666666666667" calcext:value-type="float">
            <text:p>1,16666666666667</text:p>
          </table:table-cell>
          <table:table-cell table:style-name="ce32"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([.A3]+[.B3])" office:value-type="float" office:value="51" calcext:value-type="float">
            <text:p>51</text:p>
          </table:table-cell>
          <table:table-cell table:style-name="ce20" table:formula="of:=([.A3]*[.B3])" office:value-type="float" office:value="270" calcext:value-type="float">
            <text:p>270</text:p>
          </table:table-cell>
          <table:table-cell table:style-name="ce25" table:formula="of:=([.A3]/[.B3])" office:value-type="float" office:value="7.5" calcext:value-type="float">
            <text:p>7,5</text:p>
          </table:table-cell>
          <table:table-cell table:style-name="ce33"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3" calcext:value-type="float">
            <text:p>33</text:p>
          </table:table-cell>
          <table:table-cell table:style-name="ce17" table:formula="of:=([.A4]+[.B4])" office:value-type="float" office:value="55" calcext:value-type="float">
            <text:p>55</text:p>
          </table:table-cell>
          <table:table-cell table:style-name="ce20" table:formula="of:=([.A4]*[.B4])" office:value-type="float" office:value="726" calcext:value-type="float">
            <text:p>726</text:p>
          </table:table-cell>
          <table:table-cell table:style-name="ce25" table:formula="of:=([.A4]/[.B4])" office:value-type="float" office:value="0.666666666666667" calcext:value-type="float">
            <text:p>0,666666666666667</text:p>
          </table:table-cell>
          <table:table-cell table:style-name="ce32"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([.A5]+[.B5])" office:value-type="float" office:value="132" calcext:value-type="float">
            <text:p>132</text:p>
          </table:table-cell>
          <table:table-cell table:style-name="ce20" table:formula="of:=([.A5]*[.B5])" office:value-type="float" office:value="4235" calcext:value-type="float">
            <text:p>4235</text:p>
          </table:table-cell>
          <table:table-cell table:style-name="ce25" table:formula="of:=([.A5]/[.B5])" office:value-type="float" office:value="1.4" calcext:value-type="float">
            <text:p>1,4</text:p>
          </table:table-cell>
          <table:table-cell table:style-name="ce32"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2" office:value-type="float" office:value="5465" calcext:value-type="float">
            <text:p>5465</text:p>
          </table:table-cell>
          <table:table-cell table:style-name="ce12" office:value-type="float" office:value="45" calcext:value-type="float">
            <text:p>45</text:p>
          </table:table-cell>
          <table:table-cell table:style-name="ce17" table:formula="of:=([.A6]+[.B6])" office:value-type="float" office:value="5510" calcext:value-type="float">
            <text:p>5510</text:p>
          </table:table-cell>
          <table:table-cell table:style-name="ce20" table:formula="of:=([.A6]*[.B6])" office:value-type="float" office:value="245925" calcext:value-type="float">
            <text:p>245925</text:p>
          </table:table-cell>
          <table:table-cell table:style-name="ce25" table:formula="of:=([.A6]/[.B6])" office:value-type="float" office:value="121.444444444444" calcext:value-type="float">
            <text:p>121,444444444444</text:p>
          </table:table-cell>
          <table:table-cell table:style-name="ce32"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table:style-name="ce12" office:value-type="float" office:value="7888" calcext:value-type="float">
            <text:p>7888</text:p>
          </table:table-cell>
          <table:table-cell table:style-name="ce12" office:value-type="float" office:value="33" calcext:value-type="float">
            <text:p>33</text:p>
          </table:table-cell>
          <table:table-cell table:style-name="ce17" table:formula="of:=([.A7]+[.B7])" office:value-type="float" office:value="7921" calcext:value-type="float">
            <text:p>7921</text:p>
          </table:table-cell>
          <table:table-cell table:style-name="ce20" table:formula="of:=([.A7]*[.B7])" office:value-type="float" office:value="260304" calcext:value-type="float">
            <text:p>260304</text:p>
          </table:table-cell>
          <table:table-cell table:style-name="ce25" table:formula="of:=([.A7]/[.B7])" office:value-type="float" office:value="239.030303030303" calcext:value-type="float">
            <text:p>239,030303030303</text:p>
          </table:table-cell>
          <table:table-cell table:style-name="ce32"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5"/>
          <table:table-cell table:style-name="ce18" office:value-type="string" calcext:value-type="string">
            <text:p>(+)</text:p>
          </table:table-cell>
          <table:table-cell table:style-name="ce21" office:value-type="string" calcext:value-type="string">
            <text:p>(*)</text:p>
          </table:table-cell>
          <table:table-cell table:style-name="ce26" office:value-type="string" calcext:value-type="string">
            <text:p>(/)</text:p>
          </table:table-cell>
          <table:table-cell table:style-name="ce34" office:value-type="string" calcext:value-type="string">
            <text:p>(-)</text:p>
          </table:table-cell>
          <table:table-cell table:number-columns-repeated="1018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 02" table:style-name="ta3">
        <office:forms form:automatic-focus="false" form:apply-design-mode="false"/>
        <table:table-column table:style-name="co4" table:number-columns-repeated="4" table:default-cell-style-name="ce63"/>
        <table:table-row table:style-name="ro2">
          <table:table-cell table:style-name="ce35" office:value-type="string" calcext:value-type="string" table:number-columns-spanned="4" table:number-rows-spanned="1">
            <text:p>MÉDIAS – DANIELE</text:p>
          </table:table-cell>
          <table:covered-table-cell table:number-columns-repeated="3" table:style-name="Default"/>
        </table:table-row>
        <table:table-row table:style-name="ro3">
          <table:table-cell table:style-name="ce36" office:value-type="string" calcext:value-type="string">
            <text:p>ALUNOS</text:p>
          </table:table-cell>
          <table:table-cell table:style-name="ce36" office:value-type="string" calcext:value-type="string">
            <text:p>N1</text:p>
          </table:table-cell>
          <table:table-cell table:style-name="ce69" office:value-type="string" calcext:value-type="string">
            <text:p>N2</text:p>
          </table:table-cell>
          <table:table-cell table:style-name="ce69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65" office:value-type="string" calcext:value-type="string">
            <text:p>José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65" office:value-type="string" calcext:value-type="string">
            <text:p>Zulmira</text:p>
          </table:table-cell>
          <table:table-cell table:style-name="ce65" office:value-type="float" office:value="8.7" calcext:value-type="float">
            <text:p>8,7</text:p>
          </table:table-cell>
          <table:table-cell table:style-name="ce65" office:value-type="float" office:value="3.7" calcext:value-type="float">
            <text:p>3,7</text:p>
          </table:table-cell>
          <table:table-cell table:style-name="ce65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table:style-name="ce73"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65" office:value-type="string" calcext:value-type="string">
            <text:p>Raimund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03 - DANIELE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column table:style-name="co4" table:number-columns-repeated="5" table:default-cell-style-name="Default"/>
        <table:table-row table:style-name="ro1">
          <table:table-cell table:style-name="ce41" office:value-type="string" calcext:value-type="string" table:number-columns-spanned="5" table:number-rows-spanned="2">
            <text:p>MÉDIAS – DANIELE</text:p>
          </table:table-cell>
          <table:covered-table-cell table:number-columns-repeated="3" table:style-name="ce43"/>
          <table:covered-table-cell table:style-name="ce61"/>
          <table:table-cell table:number-columns-repeated="5"/>
        </table:table-row>
        <table:table-row table:style-name="ro1">
          <table:covered-table-cell table:number-columns-repeated="4" table:style-name="ce43"/>
          <table:covered-table-cell table:style-name="ce61"/>
          <table:table-cell table:number-columns-repeated="5"/>
        </table:table-row>
        <table:table-row table:style-name="ro1">
          <table:table-cell table:style-name="ce80" office:value-type="string" calcext:value-type="string">
            <text:p>ALUNOS</text:p>
          </table:table-cell>
          <table:table-cell table:style-name="ce80" office:value-type="string" calcext:value-type="string">
            <text:p>N1</text:p>
          </table:table-cell>
          <table:table-cell table:style-name="ce80" office:value-type="string" calcext:value-type="string">
            <text:p>N2</text:p>
          </table:table-cell>
          <table:table-cell table:style-name="ce80" office:value-type="string" calcext:value-type="string">
            <text:p>N3</text:p>
          </table:table-cell>
          <table:table-cell table:style-name="ce86"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line</text:p>
          </table:table-cell>
          <table:table-cell table:style-name="ce83" office:value-type="float" office:value="4.5" calcext:value-type="float">
            <text:p>4,5</text:p>
          </table:table-cell>
          <table:table-cell table:style-name="ce83" office:value-type="float" office:value="9.5" calcext:value-type="float">
            <text:p>9,5</text:p>
          </table:table-cell>
          <table:table-cell table:style-name="ce83" office:value-type="float" office:value="6.8" calcext:value-type="float">
            <text:p>6,8</text:p>
          </table:table-cell>
          <table:table-cell table:style-name="ce87" table:formula="of:=([.B4]*1+[.C4]*2+[.D4]*3)/6" office:value-type="float" office:value="7.31666666666667" calcext:value-type="float">
            <text:p>7,32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Amanda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.6" calcext:value-type="float">
            <text:p>5,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5]*1+[.C5]*2+[.D5]*3)/6" office:value-type="float" office:value="7.86666666666667" calcext:value-type="float">
            <text:p>7,8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Beatriz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6]*1+[.C6]*2+[.D6]*3)/6" office:value-type="float" office:value="6.68333333333333" calcext:value-type="float">
            <text:p>6,68</text:p>
          </table:table-cell>
          <table:table-cell table:number-columns-repeated="4"/>
          <table:table-cell table:style-name="ce57"/>
        </table:table-row>
        <table:table-row table:style-name="ro1">
          <table:table-cell table:style-name="ce82" office:value-type="string" calcext:value-type="string">
            <text:p>Bela</text:p>
          </table:table-cell>
          <table:table-cell table:style-name="ce82" office:value-type="float" office:value="3.5" calcext:value-type="float">
            <text:p>3,5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7]*1+[.C7]*2+[.D7]*3)/6" office:value-type="float" office:value="6.98333333333333" calcext:value-type="float">
            <text:p>6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Bent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7.4" calcext:value-type="float">
            <text:p>7,4</text:p>
          </table:table-cell>
          <table:table-cell table:style-name="ce83" office:value-type="float" office:value="8" calcext:value-type="float">
            <text:p>8</text:p>
          </table:table-cell>
          <table:table-cell table:style-name="ce87" table:formula="of:=([.B8]*1+[.C8]*2+[.D8]*3)/6" office:value-type="float" office:value="8.13333333333333" calcext:value-type="float">
            <text:p>8,1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Cristiane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.5" calcext:value-type="float">
            <text:p>4,5</text:p>
          </table:table-cell>
          <table:table-cell table:style-name="ce88" table:formula="of:=([.B9]*1+[.C9]*2+[.D9]*3)/6" office:value-type="float" office:value="6.8" calcext:value-type="float">
            <text:p>6,8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ristina</text:p>
          </table:table-cell>
          <table:table-cell table:style-name="ce83" office:value-type="float" office:value="5.5" calcext:value-type="float">
            <text:p>5,5</text:p>
          </table:table-cell>
          <table:table-cell table:style-name="ce83" office:value-type="float" office:value="6.7" calcext:value-type="float">
            <text:p>6,7</text:p>
          </table:table-cell>
          <table:table-cell table:style-name="ce83" office:value-type="float" office:value="9.8" calcext:value-type="float">
            <text:p>9,8</text:p>
          </table:table-cell>
          <table:table-cell table:style-name="ce87" table:formula="of:=([.B10]*1+[.C10]*2+[.D10]*3)/6"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Daniel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5.5" calcext:value-type="float">
            <text:p>5,5</text:p>
          </table:table-cell>
          <table:table-cell table:style-name="ce88" table:formula="of:=([.B11]*1+[.C11]*2+[.D11]*3)/6" office:value-type="float" office:value="7.33333333333333" calcext:value-type="float">
            <text:p>7,3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Dulce Maria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3.8" calcext:value-type="float">
            <text:p>3,8</text:p>
          </table:table-cell>
          <table:table-cell table:style-name="ce87" table:formula="of:=([.B12]*1+[.C12]*2+[.D12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dlene</text:p>
          </table:table-cell>
          <table:table-cell table:style-name="ce60" office:value-type="float" office:value="2.3" calcext:value-type="float">
            <text:p>2,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.4" calcext:value-type="float">
            <text:p>9,4</text:p>
          </table:table-cell>
          <table:table-cell table:style-name="ce88" table:formula="of:=([.B13]*1+[.C13]*2+[.D13]*3)/6" office:value-type="float" office:value="6.41666666666667" calcext:value-type="float">
            <text:p>6,42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Eduarda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14]*1+[.C14]*2+[.D14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vilyn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8" calcext:value-type="float">
            <text:p>8,8</text:p>
          </table:table-cell>
          <table:table-cell table:style-name="ce88" table:formula="of:=([.B15]*1+[.C15]*2+[.D15]*3)/6" office:value-type="float" office:value="8.23333333333333" calcext:value-type="float">
            <text:p>8,2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Francilene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2.4" calcext:value-type="float">
            <text:p>2,4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16]*1+[.C16]*2+[.D16]*3)/6" office:value-type="float" office:value="6.18333333333333" calcext:value-type="float">
            <text:p>6,1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Francisco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17]*1+[.C17]*2+[.D17]*3)/6" office:value-type="float" office:value="9.2" calcext:value-type="float">
            <text:p>9,2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Gean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.6" calcext:value-type="float">
            <text:p>8,6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18]*1+[.C18]*2+[.D18]*3)/6" office:value-type="float" office:value="6.93333333333333" calcext:value-type="float">
            <text:p>6,9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Idalecio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19]*1+[.C19]*2+[.D19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ana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0]*1+[.C20]*2+[.D20]*3)/6" office:value-type="float" office:value="8.65" calcext:value-type="float">
            <text:p>8,6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João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1]*1+[.C21]*2+[.D21]*3)/6" office:value-type="float" office:value="9.06666666666667" calcext:value-type="float">
            <text:p>9,07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nas</text:p>
          </table:table-cell>
          <table:table-cell table:style-name="ce83" office:value-type="float" office:value="8.4" calcext:value-type="float">
            <text:p>8,4</text:p>
          </table:table-cell>
          <table:table-cell table:style-name="ce83" office:value-type="float" office:value="5.7" calcext:value-type="float">
            <text:p>5,7</text:p>
          </table:table-cell>
          <table:table-cell table:style-name="ce83" office:value-type="float" office:value="9.7" calcext:value-type="float">
            <text:p>9,7</text:p>
          </table:table-cell>
          <table:table-cell table:style-name="ce87" table:formula="of:=([.B22]*1+[.C22]*2+[.D22]*3)/6"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Kátia</text:p>
          </table:table-cell>
          <table:table-cell table:style-name="ce82" office:value-type="float" office:value="9.7" calcext:value-type="float">
            <text:p>9,7</text:p>
          </table:table-cell>
          <table:table-cell table:style-name="ce82" office:value-type="float" office:value="8.5" calcext:value-type="float">
            <text:p>8,5</text:p>
          </table:table-cell>
          <table:table-cell table:style-name="ce82" office:value-type="float" office:value="5.6" calcext:value-type="float">
            <text:p>5,6</text:p>
          </table:table-cell>
          <table:table-cell table:style-name="ce88" table:formula="of:=([.B23]*1+[.C23]*2+[.D23]*3)/6" office:value-type="float" office:value="7.25" calcext:value-type="float">
            <text:p>7,25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Leonardo</text:p>
          </table:table-cell>
          <table:table-cell table:style-name="ce83" office:value-type="float" office:value="6.9" calcext:value-type="float">
            <text:p>6,9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.7" calcext:value-type="float">
            <text:p>8,7</text:p>
          </table:table-cell>
          <table:table-cell table:style-name="ce87" table:formula="of:=([.B24]*1+[.C24]*2+[.D24]*3)/6" office:value-type="float" office:value="8.5" calcext:value-type="float">
            <text:p>8,50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cas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9" calcext:value-type="float">
            <text:p>8,9</text:p>
          </table:table-cell>
          <table:table-cell table:style-name="ce88" table:formula="of:=([.B25]*1+[.C25]*2+[.D25]*3)/6" office:value-type="float" office:value="8.28333333333333" calcext:value-type="float">
            <text:p>8,2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cian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.7" calcext:value-type="float">
            <text:p>4,7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6]*1+[.C26]*2+[.D26]*3)/6" office:value-type="float" office:value="7.48333333333333" calcext:value-type="float">
            <text:p>7,4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ís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" calcext:value-type="float">
            <text:p>9</text:p>
          </table:table-cell>
          <table:table-cell table:style-name="ce88" table:formula="of:=([.B27]*1+[.C27]*2+[.D27]*3)/6" office:value-type="float" office:value="9.08333333333333" calcext:value-type="float">
            <text:p>9,0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íza</text:p>
          </table:table-cell>
          <table:table-cell table:style-name="ce83" office:value-type="float" office:value="3.5" calcext:value-type="float">
            <text:p>3,5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6.7" calcext:value-type="float">
            <text:p>6,7</text:p>
          </table:table-cell>
          <table:table-cell table:style-name="ce87" table:formula="of:=([.B28]*1+[.C28]*2+[.D28]*3)/6" office:value-type="float" office:value="6.76666666666667" calcext:value-type="float">
            <text:p>6,7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íra</text:p>
          </table:table-cell>
          <table:table-cell table:style-name="ce82" office:value-type="float" office:value="8.3" calcext:value-type="float">
            <text:p>8,3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9]*1+[.C29]*2+[.D29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Marcelo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9.2" calcext:value-type="float">
            <text:p>9,2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30]*1+[.C30]*2+[.D30]*3)/6" office:value-type="float" office:value="8.03333333333333" calcext:value-type="float">
            <text:p>8,0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teus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31]*1+[.C31]*2+[.D31]*3) /6" office:value-type="float" office:value="8.76666666666667" calcext:value-type="float">
            <text:p>8,7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Nicol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5.6" calcext:value-type="float">
            <text:p>5,6</text:p>
          </table:table-cell>
          <table:table-cell table:style-name="ce87" table:formula="of:=([.B32]*1+[.C32]*2+[.D32]*3)/6" office:value-type="float" office:value="7.73333333333333" calcext:value-type="float">
            <text:p>7,7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Pedro</text:p>
          </table:table-cell>
          <table:table-cell table:style-name="ce82" office:value-type="float" office:value="6.8" calcext:value-type="float">
            <text:p>6,8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7.8" calcext:value-type="float">
            <text:p>7,8</text:p>
          </table:table-cell>
          <table:table-cell table:style-name="ce88" table:formula="of:=([.B33]*1+[.C33]*2+[.D33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icardo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6.5" calcext:value-type="float">
            <text:p>6,5</text:p>
          </table:table-cell>
          <table:table-cell table:style-name="ce87" table:formula="of:=([.B34]*1+[.C34]*2+[.D34]*3)/6" office:value-type="float" office:value="7.38333333333333" calcext:value-type="float">
            <text:p>7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Rivânio</text:p>
          </table:table-cell>
          <table:table-cell table:style-name="ce82" office:value-type="float" office:value="4.6" calcext:value-type="float">
            <text:p>4,6</text:p>
          </table:table-cell>
          <table:table-cell table:style-name="ce82" office:value-type="float" office:value="8.6" calcext:value-type="float">
            <text:p>8,6</text:p>
          </table:table-cell>
          <table:table-cell table:style-name="ce82" office:value-type="float" office:value="9.6" calcext:value-type="float">
            <text:p>9,6</text:p>
          </table:table-cell>
          <table:table-cell table:style-name="ce88" table:formula="of:=([.B35]*1+[.C35]*2+[.D35]*3)/6" office:value-type="float" office:value="8.43333333333333" calcext:value-type="float">
            <text:p>8,43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oberta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9.6" calcext:value-type="float">
            <text:p>9,6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6]*1+[.C36]*2+[.D36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Saulo</text:p>
          </table:table-cell>
          <table:table-cell table:style-name="ce82" office:value-type="float" office:value="2.8" calcext:value-type="float">
            <text:p>2,8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37]*1+[.C37]*2+[.D37]*3)/6" office:value-type="float" office:value="6.7" calcext:value-type="float">
            <text:p>6,7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cent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8]*1+[.C38]*2+[.D38]*3)/6" office:value-type="float" office:value="8.25" calcext:value-type="float">
            <text:p>8,2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Victor</text:p>
          </table:table-cell>
          <table:table-cell table:style-name="ce82" office:value-type="float" office:value="7.9" calcext:value-type="float">
            <text:p>7,9</text:p>
          </table:table-cell>
          <table:table-cell table:style-name="ce82" office:value-type="float" office:value="9.5" calcext:value-type="float">
            <text:p>9,5</text:p>
          </table:table-cell>
          <table:table-cell table:style-name="ce82" office:value-type="float" office:value="8" calcext:value-type="float">
            <text:p>8</text:p>
          </table:table-cell>
          <table:table-cell table:style-name="ce88" table:formula="of:=([.B39]*1+[.C39]*2+[.D39]*3)/6" office:value-type="float" office:value="8.48333333333333" calcext:value-type="float">
            <text:p>8,4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níciu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4.6" calcext:value-type="float">
            <text:p>4,6</text:p>
          </table:table-cell>
          <table:table-cell table:style-name="ce87" table:formula="of:=([.B40]*1+[.C40]*2+[.D40]*3)/6" office:value-type="float" office:value="6.86666666666667" calcext:value-type="float">
            <text:p>6,87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AULA 03 - DANIELE'.E4:'AULA 03 - DANIELE'.E40">
            <calcext:condition calcext:apply-style-name="Média &lt; 6" calcext:value="&lt;6" calcext:base-cell-address="'AULA 03 - DANIELE'.E4"/>
          </calcext:conditional-format>
          <calcext:conditional-format calcext:target-range-address="'AULA 03 - DANIELE'.E4:'AULA 03 - DANIELE'.E40">
            <calcext:condition calcext:apply-style-name="Média &gt; 6" calcext:value="&gt;6" calcext:base-cell-address="'AULA 03 - DANIELE'.E4"/>
          </calcext:conditional-format>
        </calcext:conditional-formats>
      </table:table>
      <table:table table:name="AULA 03 - MAICON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row table:style-name="ro1">
          <table:table-cell table:style-name="ce71" office:value-type="string" calcext:value-type="string" table:number-columns-spanned="5" table:number-rows-spanned="2">
            <text:p>MÉDIAS - MAICON</text:p>
          </table:table-cell>
          <table:covered-table-cell table:number-columns-repeated="3" table:style-name="ce72"/>
          <table:covered-table-cell table:style-name="ce76"/>
        </table:table-row>
        <table:table-row table:style-name="ro1">
          <table:covered-table-cell table:number-columns-repeated="4" table:style-name="ce72"/>
          <table:covered-table-cell table:style-name="ce76"/>
        </table:table-row>
        <table:table-row table:style-name="ro1">
          <table:table-cell table:style-name="ce24" office:value-type="string" calcext:value-type="string">
            <text:p>ALUNOS</text:p>
          </table:table-cell>
          <table:table-cell table:style-name="ce24" office:value-type="string" calcext:value-type="string">
            <text:p>N1</text:p>
          </table:table-cell>
          <table:table-cell table:style-name="ce24" office:value-type="string" calcext:value-type="string">
            <text:p>N2</text:p>
          </table:table-cell>
          <table:table-cell table:style-name="ce24" office:value-type="string" calcext:value-type="string">
            <text:p>N3</text:p>
          </table:table-cell>
          <table:table-cell table:style-name="ce78" office:value-type="string" calcext:value-type="string">
            <text:p>MP</text:p>
          </table:table-cell>
        </table:table-row>
        <table:table-row table:style-name="ro1">
          <table:table-cell table:style-name="ce22" office:value-type="string" calcext:value-type="string">
            <text:p>ABRAÃO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5.5" calcext:value-type="float">
            <text:p>5,5</text:p>
          </table:table-cell>
          <table:table-cell table:style-name="ce79" table:formula="of:=([.B4]*1+[.C4]*[.E62]+[.D4]*3)/6" office:value-type="float" office:value="3.16666666666667" calcext:value-type="float">
            <text:p>3,17</text:p>
          </table:table-cell>
        </table:table-row>
        <table:table-row table:style-name="ro1">
          <table:table-cell table:style-name="ce22" office:value-type="string" calcext:value-type="string">
            <text:p>ALESSA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5]*2+[.D5]*3)/6" office:value-type="float" office:value="7.15" calcext:value-type="float">
            <text:p>7,15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6]*2+[.D65]*3)/6" office:value-type="float" office:value="2.58333333333333" calcext:value-type="float">
            <text:p>2,58</text:p>
          </table:table-cell>
        </table:table-row>
        <table:table-row table:style-name="ro1">
          <table:table-cell table:style-name="ce22" office:value-type="string" calcext:value-type="string">
            <text:p>CR7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7]*2+[.D7]*3)/6" office:value-type="float" office:value="7.75" calcext:value-type="float">
            <text:p>7,75</text:p>
          </table:table-cell>
        </table:table-row>
        <table:table-row table:style-name="ro1">
          <table:table-cell table:style-name="ce22" office:value-type="string" calcext:value-type="string">
            <text:p>CRIISTIANE 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.45" calcext:value-type="float">
            <text:p>2,45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8]*2+[.D8]*3)/6" office:value-type="float" office:value="4.03333333333333" calcext:value-type="float">
            <text:p>4,03</text:p>
          </table:table-cell>
        </table:table-row>
        <table:table-row table:style-name="ro1">
          <table:table-cell table:style-name="ce22" office:value-type="string" calcext:value-type="string">
            <text:p>CRISTINA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9.6" calcext:value-type="float">
            <text:p>9,6</text:p>
          </table:table-cell>
          <table:table-cell table:style-name="ce79" table:formula="of:=([.B4]*1+[.C9]*2+[.D9]*3)/6" office:value-type="float" office:value="7.31666666666667" calcext:value-type="float">
            <text:p>7,32</text:p>
          </table:table-cell>
        </table:table-row>
        <table:table-row table:style-name="ro1">
          <table:table-cell table:style-name="ce22" office:value-type="string" calcext:value-type="string">
            <text:p>DANIELE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2.5" calcext:value-type="float">
            <text:p>2,5</text:p>
          </table:table-cell>
          <table:table-cell table:style-name="ce79" table:formula="of:=([.B4]*1+[.C10]*2+[.D10]*3)/6" office:value-type="float" office:value="2.73333333333333" calcext:value-type="float">
            <text:p>2,73</text:p>
          </table:table-cell>
        </table:table-row>
        <table:table-row table:style-name="ro1">
          <table:table-cell table:style-name="ce22" office:value-type="string" calcext:value-type="string">
            <text:p>DANIELY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11]*2+[.D11]*3)/6" office:value-type="float" office:value="4.28333333333333" calcext:value-type="float">
            <text:p>4,28</text:p>
          </table:table-cell>
        </table:table-row>
        <table:table-row table:style-name="ro1">
          <table:table-cell table:style-name="ce22" office:value-type="string" calcext:value-type="string">
            <text:p>DENIA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6.5" calcext:value-type="float">
            <text:p>6,5</text:p>
          </table:table-cell>
          <table:table-cell table:style-name="ce79" table:formula="of:=([.B4]*1+[.C12]*2+[.D12]*3)/6" office:value-type="float" office:value="5.16666666666667" calcext:value-type="float">
            <text:p>5,17</text:p>
          </table:table-cell>
        </table:table-row>
        <table:table-row table:style-name="ro1">
          <table:table-cell table:style-name="ce22" office:value-type="string" calcext:value-type="string">
            <text:p>DIAS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8.6" calcext:value-type="float">
            <text:p>8,6</text:p>
          </table:table-cell>
          <table:table-cell table:style-name="ce22" office:value-type="float" office:value="5.8" calcext:value-type="float">
            <text:p>5,8</text:p>
          </table:table-cell>
          <table:table-cell table:style-name="ce79" table:formula="of:=([.B4]*1+[.C13]*2+[.D1]*3)/6" office:value-type="float" office:value="3.28333333333333" calcext:value-type="float">
            <text:p>3,28</text:p>
          </table:table-cell>
        </table:table-row>
        <table:table-row table:style-name="ro1">
          <table:table-cell table:style-name="ce22" office:value-type="string" calcext:value-type="string">
            <text:p>FARIAS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14]*2+[.D14]*3)/6" office:value-type="float" office:value="3.08333333333333" calcext:value-type="float">
            <text:p>3,08</text:p>
          </table:table-cell>
        </table:table-row>
        <table:table-row table:style-name="ro1">
          <table:table-cell table:style-name="ce22" office:value-type="string" calcext:value-type="string">
            <text:p>FILHO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79" table:formula="of:=([.B4]*1+[.C15]*2+[.D15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FRAN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16]*2+[.D16]*3)/6" office:value-type="float" office:value="2.41666666666667" calcext:value-type="float">
            <text:p>2,42</text:p>
          </table:table-cell>
        </table:table-row>
        <table:table-row table:style-name="ro1">
          <table:table-cell table:style-name="ce22" office:value-type="string" calcext:value-type="string">
            <text:p>FRANCISCO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17]*2+[.D17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GABRIEL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4]*1+[.C18]*2+[.D18]*3)/6" office:value-type="float" office:value="6.58333333333333" calcext:value-type="float">
            <text:p>6,58</text:p>
          </table:table-cell>
        </table:table-row>
        <table:table-row table:style-name="ro1">
          <table:table-cell table:style-name="ce22" office:value-type="string" calcext:value-type="string">
            <text:p>GIDEAN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19]*1+[.C4]*2+[.D19]*3)/6" office:value-type="float" office:value="9.06666666666667" calcext:value-type="float">
            <text:p>9,07</text:p>
          </table:table-cell>
        </table:table-row>
        <table:table-row table:style-name="ro1">
          <table:table-cell table:style-name="ce22" office:value-type="string" calcext:value-type="string">
            <text:p>IONEIDE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20]*2+[.D20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IRAN</text:p>
          </table:table-cell>
          <table:table-cell table:style-name="ce22" office:value-type="float" office:value="6.3" calcext:value-type="float">
            <text:p>6,3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79" table:formula="of:=([.B4]*1+[.C21]*2+[.D21]*3)/6" office:value-type="float" office:value="6.25" calcext:value-type="float">
            <text:p>6,25</text:p>
          </table:table-cell>
        </table:table-row>
        <table:table-row table:style-name="ro1">
          <table:table-cell table:style-name="ce22" office:value-type="string" calcext:value-type="string">
            <text:p>JOÃO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4]*1+[.C22]*2+[.D22]*3)/6" office:value-type="float" office:value="4.25" calcext:value-type="float">
            <text:p>4,25</text:p>
          </table:table-cell>
        </table:table-row>
        <table:table-row table:style-name="ro1">
          <table:table-cell table:style-name="ce22" office:value-type="string" calcext:value-type="string">
            <text:p>JOSÉ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23]*2+[.D23]*3)/6" office:value-type="float" office:value="4.08333333333333" calcext:value-type="float">
            <text:p>4,08</text:p>
          </table:table-cell>
        </table:table-row>
        <table:table-row table:style-name="ro1">
          <table:table-cell table:style-name="ce22" office:value-type="string" calcext:value-type="string">
            <text:p>KALIN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4]*1+[.C24]*2+[.D24]*3)/6" office:value-type="float" office:value="3.58333333333333" calcext:value-type="float">
            <text:p>3,58</text:p>
          </table:table-cell>
        </table:table-row>
        <table:table-row table:style-name="ro1">
          <table:table-cell table:style-name="ce22" office:value-type="string" calcext:value-type="string">
            <text:p>KARO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25]*2+[.D25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LÉO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79" table:formula="of:=([.B4]*1+[.C26]*2+[.D26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LUCA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27]*1+[.C27]*2+[.D27]*3)/6" office:value-type="float" office:value="3.66666666666667" calcext:value-type="float">
            <text:p>3,67</text:p>
          </table:table-cell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4]*2+[.D4]*3)/6" office:value-type="float" office:value="3.9" calcext:value-type="float">
            <text:p>3,90</text:p>
          </table:table-cell>
        </table:table-row>
        <table:table-row table:style-name="ro1">
          <table:table-cell table:style-name="ce22" office:value-type="string" calcext:value-type="string">
            <text:p>MAICO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29]*1+[.C29]*2+[.D29]*3)/6" office:value-type="float" office:value="5.66666666666667" calcext:value-type="float">
            <text:p>5,67</text:p>
          </table:table-cell>
        </table:table-row>
        <table:table-row table:style-name="ro1">
          <table:table-cell table:style-name="ce22" office:value-type="string" calcext:value-type="string">
            <text:p>MARI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0]*1+[.C30]*2+[.D30]*3)/6" office:value-type="float" office:value="6.83333333333333" calcext:value-type="float">
            <text:p>6,83</text:p>
          </table:table-cell>
        </table:table-row>
        <table:table-row table:style-name="ro1">
          <table:table-cell table:style-name="ce22" office:value-type="string" calcext:value-type="string">
            <text:p>MARIO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79" table:formula="of:=([.B31]*1+[.C31]*2+[.D31]*3)/6" office:value-type="float" office:value="4.33333333333333" calcext:value-type="float">
            <text:p>4,33</text:p>
          </table:table-cell>
        </table:table-row>
        <table:table-row table:style-name="ro1">
          <table:table-cell table:style-name="ce22" office:value-type="string" calcext:value-type="string">
            <text:p>MART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2]*1+[.C32]*2+[.D32]*3)/6" office:value-type="float" office:value="3.33333333333333" calcext:value-type="float">
            <text:p>3,33</text:p>
          </table:table-cell>
        </table:table-row>
        <table:table-row table:style-name="ro1">
          <table:table-cell table:style-name="ce22" office:value-type="string" calcext:value-type="string">
            <text:p>MESSI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33]*1+[.C33]*2+[.D33]*3)/6" office:value-type="float" office:value="6.05" calcext:value-type="float">
            <text:p>6,05</text:p>
          </table:table-cell>
        </table:table-row>
        <table:table-row table:style-name="ro1">
          <table:table-cell table:style-name="ce22" office:value-type="string" calcext:value-type="string">
            <text:p>NEYMA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34]*1+[.C34]*2+[.D34]*3)/6" office:value-type="float" office:value="5.83333333333333" calcext:value-type="float">
            <text:p>5,83</text:p>
          </table:table-cell>
        </table:table-row>
        <table:table-row table:style-name="ro1">
          <table:table-cell table:style-name="ce22" office:value-type="string" calcext:value-type="string">
            <text:p>NICOLE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5]*1+[.C35]*2+[.D35]*3)/6" office:value-type="float" office:value="2.5" calcext:value-type="float">
            <text:p>2,50</text:p>
          </table:table-cell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36]*1+[.C36]*2+[.D36]*3)/6" office:value-type="float" office:value="2.83333333333333" calcext:value-type="float">
            <text:p>2,83</text:p>
          </table:table-cell>
        </table:table-row>
        <table:table-row table:style-name="ro1">
          <table:table-cell table:style-name="ce22" office:value-type="string" calcext:value-type="string">
            <text:p>PIRL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37]*1+[.C37]*2+[.D37]*3)/6" office:value-type="float" office:value="4" calcext:value-type="float">
            <text:p>4,00</text:p>
          </table:table-cell>
        </table:table-row>
        <table:table-row table:style-name="ro1">
          <table:table-cell table:style-name="ce22" office:value-type="string" calcext:value-type="string">
            <text:p>POLDENC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38]*1+[.C38]*2+[.D38]*3)/6" office:value-type="float" office:value="7.33333333333333" calcext:value-type="float">
            <text:p>7,33</text:p>
          </table:table-cell>
        </table:table-row>
        <table:table-row table:style-name="ro1">
          <table:table-cell table:style-name="ce22" office:value-type="string" calcext:value-type="string">
            <text:p>RENATA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9]*1+[.C39]*2+[.D39]*3)/6" office:value-type="float" office:value="7.5" calcext:value-type="float">
            <text:p>7,50</text:p>
          </table:table-cell>
        </table:table-row>
        <table:table-row table:style-name="ro1">
          <table:table-cell table:style-name="ce22" office:value-type="string" calcext:value-type="string">
            <text:p>VICTOR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0]*1+[.C40]*2+[.D40]*3)/6" office:value-type="float" office:value="3.83333333333333" calcext:value-type="float">
            <text:p>3,83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AULA 03 - MAICON'.E4:'AULA 03 - MAICON'.E40">
            <calcext:condition calcext:apply-style-name="Média menor que 6" calcext:value="&lt;6" calcext:base-cell-address="'AULA 03 - MAICON'.E4"/>
          </calcext:conditional-format>
        </calcext:conditional-formats>
      </table:table>
      <table:table table:name="AULA 04" table:style-name="ta3">
        <office:forms form:automatic-focus="false" form:apply-design-mode="false"/>
        <table:table-column table:style-name="co4" table:default-cell-style-name="ce124"/>
        <table:table-column table:style-name="co5" table:default-cell-style-name="ce128"/>
        <table:table-column table:style-name="co4" table:number-columns-repeated="3" table:default-cell-style-name="ce128"/>
        <table:table-column table:style-name="co6" table:default-cell-style-name="ce140"/>
        <table:table-column table:style-name="co4" table:default-cell-style-name="ce140"/>
        <table:table-column table:style-name="co4" table:default-cell-style-name="ce144"/>
        <table:table-column table:style-name="co4" table:default-cell-style-name="ce128"/>
        <table:table-row table:style-name="ro4">
          <table:table-cell table:style-name="ce85" office:value-type="string" calcext:value-type="string" table:number-columns-spanned="9" table:number-rows-spanned="1">
            <text:p>CADASTRO DE PRODUTOS</text:p>
          </table:table-cell>
          <table:covered-table-cell table:style-name="ce97"/>
          <table:covered-table-cell table:number-columns-repeated="3" table:style-name="ce101"/>
          <table:covered-table-cell table:number-columns-repeated="2" table:style-name="ce102"/>
          <table:covered-table-cell table:number-columns-repeated="2" table:style-name="ce83"/>
        </table:table-row>
        <table:table-row table:style-name="ro1">
          <table:table-cell table:style-name="ce116" office:value-type="string" calcext:value-type="string">
            <text:p>Código</text:p>
          </table:table-cell>
          <table:table-cell table:style-name="ce98" office:value-type="string" calcext:value-type="string">
            <text:p>Nome</text:p>
          </table:table-cell>
          <table:table-cell table:style-name="ce116" office:value-type="string" calcext:value-type="string">
            <text:p>Quant. Ent.</text:p>
          </table:table-cell>
          <table:table-cell table:style-name="ce116" office:value-type="string" calcext:value-type="string">
            <text:p>Quant. Said.</text:p>
          </table:table-cell>
          <table:table-cell table:style-name="ce116" office:value-type="string" calcext:value-type="string">
            <text:p>Quant. Atual</text:p>
          </table:table-cell>
          <table:table-cell table:style-name="ce116" office:value-type="string" calcext:value-type="string">
            <text:p>Preço Comp.</text:p>
          </table:table-cell>
          <table:table-cell table:style-name="ce116" office:value-type="string" calcext:value-type="string">
            <text:p>Preço Venda</text:p>
          </table:table-cell>
          <table:table-cell table:style-name="ce116" office:value-type="string" calcext:value-type="string">
            <text:p>Validade</text:p>
          </table:table-cell>
          <table:table-cell table:style-name="ce116" office:value-type="string" calcext:value-type="string">
            <text:p>Fabricante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4" office:value-type="string" calcext:value-type="string">
            <text:p>Açúcar Refinad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table:formula="of:=([.C3]-[.D3])" office:value-type="float" office:value="20" calcext:value-type="float">
            <text:p>20</text:p>
          </table:table-cell>
          <table:table-cell table:style-name="ce136" office:value-type="currency" office:currency="BRL" office:value="3" calcext:value-type="currency">
            <text:p>R$ 3,00</text:p>
          </table:table-cell>
          <table:table-cell table:style-name="ce136" office:value-type="currency" office:currency="BRL" office:value="4" calcext:value-type="currency">
            <text:p>R$ 4,00</text:p>
          </table:table-cell>
          <table:table-cell table:style-name="ce143" office:value-type="date" office:date-value="2023-05-10" calcext:value-type="date">
            <text:p>10/05/23</text:p>
          </table:table-cell>
          <table:table-cell table:style-name="ce124" office:value-type="string" calcext:value-type="string">
            <text:p>União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Água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table:formula="of:=([.C4]-[.D4])" office:value-type="float" office:value="25" calcext:value-type="float">
            <text:p>25</text:p>
          </table:table-cell>
          <table:table-cell table:style-name="ce137" office:value-type="currency" office:currency="BRL" office:value="4" calcext:value-type="currency">
            <text:p>R$ 4,00</text:p>
          </table:table-cell>
          <table:table-cell table:style-name="ce137" office:value-type="currency" office:currency="BRL" office:value="5" calcext:value-type="currency">
            <text:p>R$ 5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Água Com Gás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5]-[.D5])" office:value-type="float" office:value="15" calcext:value-type="float">
            <text:p>15</text:p>
          </table:table-cell>
          <table:table-cell table:style-name="ce138" office:value-type="currency" office:currency="BRL" office:value="2" calcext:value-type="currency">
            <text:p>R$ 2,0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43" office:value-type="date" office:date-value="2022-05-10" calcext:value-type="date">
            <text:p>10/05/22</text:p>
          </table:table-cell>
          <table:table-cell table:style-name="ce124" office:value-type="string" calcext:value-type="string">
            <text:p>Crystal</text:p>
          </table:table-cell>
        </table:table-row>
        <table:table-row table:style-name="ro1">
          <table:table-cell table:style-name="ce128" office:value-type="float" office:value="4" calcext:value-type="float">
            <text:p>4</text:p>
          </table:table-cell>
          <table:table-cell office:value-type="string" calcext:value-type="string">
            <text:p>Alfac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([.C6]-[.D6])" office:value-type="float" office:value="15" calcext:value-type="float">
            <text:p>15</text:p>
          </table:table-cell>
          <table:table-cell table:style-name="ce139" office:value-type="currency" office:currency="BRL" office:value="5" calcext:value-type="currency">
            <text:p>R$ 5,00</text:p>
          </table:table-cell>
          <table:table-cell table:style-name="ce139" office:value-type="currency" office:currency="BRL" office:value="6" calcext:value-type="currency">
            <text:p>R$ 6,00</text:p>
          </table:table-cell>
          <table:table-cell office:value-type="date" office:date-value="2023-04-12" calcext:value-type="date">
            <text:p>12/04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Arroz Branc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.C7]-[.D7])" office:value-type="float" office:value="10" calcext:value-type="float">
            <text:p>1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38" office:value-type="currency" office:currency="BRL" office:value="4" calcext:value-type="currency">
            <text:p>R$ 4,00</text:p>
          </table:table-cell>
          <table:table-cell table:style-name="ce143" office:value-type="date" office:date-value="2023-01-10" calcext:value-type="date">
            <text:p>10/01/23</text:p>
          </table:table-cell>
          <table:table-cell table:style-name="ce124" office:value-type="string" calcext:value-type="string">
            <text:p>Antunes</text:p>
          </table:table-cell>
        </table:table-row>
        <table:table-row table:style-name="ro1">
          <table:table-cell table:style-name="ce128" office:value-type="float" office:value="6" calcext:value-type="float">
            <text:p>6</text:p>
          </table:table-cell>
          <table:table-cell table:style-name="ce132" office:value-type="string" calcext:value-type="string">
            <text:p>Avei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[.C8]-[.D8])" office:value-type="float" office:value="10" calcext:value-type="float">
            <text:p>1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NaturalLif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zeite</text:p>
          </table:table-cell>
          <table:table-cell table:style-name="ce124" office:value-type="float" office:value="45" calcext:value-type="float">
            <text:p>45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table:formula="of:=([.C9]-[.D9])" office:value-type="float" office:value="11" calcext:value-type="float">
            <text:p>11</text:p>
          </table:table-cell>
          <table:table-cell table:number-columns-repeated="2"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3-07-15" calcext:value-type="date">
            <text:p>15/07/23</text:p>
          </table:table-cell>
          <table:table-cell table:style-name="ce124" office:value-type="string" calcext:value-type="string">
            <text:p>Borges</text:p>
          </table:table-cell>
        </table:table-row>
        <table:table-row table:style-name="ro1">
          <table:table-cell table:style-name="ce128" office:value-type="float" office:value="8" calcext:value-type="float">
            <text:p>8</text:p>
          </table:table-cell>
          <table:table-cell office:value-type="string" calcext:value-type="string">
            <text:p>Ban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C10]-[.D10])" office:value-type="float" office:value="5" calcext:value-type="float">
            <text:p>5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Chiqu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Batata Doc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11]-[.D11])" office:value-type="float" office:value="15" calcext:value-type="float">
            <text:p>15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20" calcext:value-type="date">
            <text:p>20/05/23</text:p>
          </table:table-cell>
          <table:table-cell table:style-name="ce124" office:value-type="string" calcext:value-type="string">
            <text:p>BemBrasil</text:p>
          </table:table-cell>
        </table:table-row>
        <table:table-row table:style-name="ro1">
          <table:table-cell table:style-name="ce128" office:value-type="float" office:value="10" calcext:value-type="float">
            <text:p>10</text:p>
          </table:table-cell>
          <table:table-cell office:value-type="string" calcext:value-type="string">
            <text:p>Batata Frita Congelad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C12]-[.D12])" office:value-type="float" office:value="5" calcext:value-type="float">
            <text:p>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12-10" calcext:value-type="date">
            <text:p>10/12/23</text:p>
          </table:table-cell>
          <table:table-cell office:value-type="string" calcext:value-type="string">
            <text:p>Sad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Beterraba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13]-[.D13])" office:value-type="float" office:value="10" calcext:value-type="float">
            <text:p>10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11-15" calcext:value-type="date">
            <text:p>15/11/22</text:p>
          </table:table-cell>
          <table:table-cell table:style-name="ce124" office:value-type="string" calcext:value-type="string">
            <text:p>Tid Bits</text:p>
          </table:table-cell>
        </table:table-row>
        <table:table-row table:style-name="ro1">
          <table:table-cell table:style-name="ce128" office:value-type="float" office:value="12" calcext:value-type="float">
            <text:p>12</text:p>
          </table:table-cell>
          <table:table-cell office:value-type="string" calcext:value-type="string">
            <text:p>Biscoito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([.C14]-[.D14])" office:value-type="float" office:value="4" calcext:value-type="float">
            <text:p>4</text:p>
          </table:table-cell>
          <table:table-cell table:number-columns-repeated="2" office:value-type="currency" office:currency="BRL" office:value="4" calcext:value-type="currency">
            <text:p>R$ 4,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Marill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3" office:value-type="string" calcext:value-type="string">
            <text:p>Cachaça</text:p>
          </table:table-cell>
          <table:table-cell table:number-columns-repeated="2" table:style-name="ce133" office:value-type="float" office:value="30" calcext:value-type="float">
            <text:p>30</text:p>
          </table:table-cell>
          <table:table-cell table:style-name="ce133" table:formula="of:=([.C15]-[.D15])" office:value-type="float" office:value="0" calcext:value-type="float">
            <text:p>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5" office:value-type="date" office:date-value="2023-06-02" calcext:value-type="date">
            <text:p>02/06/23</text:p>
          </table:table-cell>
          <table:table-cell table:style-name="ce133" office:value-type="string" calcext:value-type="string">
            <text:p>Ypioca</text:p>
          </table:table-cell>
        </table:table-row>
        <table:table-row table:style-name="ro1">
          <table:table-cell table:style-name="ce128" office:value-type="float" office:value="14" calcext:value-type="float">
            <text:p>14</text:p>
          </table:table-cell>
          <table:table-cell office:value-type="string" calcext:value-type="string">
            <text:p>Café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([.C16]-[.D16])" office:value-type="float" office:value="11" calcext:value-type="float">
            <text:p>11</text:p>
          </table:table-cell>
          <table:table-cell table:number-columns-repeated="2" office:value-type="currency" office:currency="BRL" office:value="3" calcext:value-type="currency">
            <text:p>R$ 3,00</text:p>
          </table:table-cell>
          <table:table-cell office:value-type="date" office:date-value="2022-09-08" calcext:value-type="date">
            <text:p>08/09/22</text:p>
          </table:table-cell>
          <table:table-cell office:value-type="string" calcext:value-type="string">
            <text:p>Pilã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3" office:value-type="string" calcext:value-type="string">
            <text:p>Carne Frango</text:p>
          </table:table-cell>
          <table:table-cell table:number-columns-repeated="2" table:style-name="ce133" office:value-type="float" office:value="45" calcext:value-type="float">
            <text:p>45</text:p>
          </table:table-cell>
          <table:table-cell table:style-name="ce133" table:formula="of:=([.C17]-[.D17])" office:value-type="float" office:value="0" calcext:value-type="float">
            <text:p>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2" office:value-type="currency" office:currency="BRL" office:value="6" calcext:value-type="currency">
            <text:p>R$ 6,00</text:p>
          </table:table-cell>
          <table:table-cell table:style-name="ce145" office:value-type="date" office:date-value="2022-05-13" calcext:value-type="date">
            <text:p>13/05/22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16" calcext:value-type="float">
            <text:p>16</text:p>
          </table:table-cell>
          <table:table-cell office:value-type="string" calcext:value-type="string">
            <text:p>Carne Porco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([.C18]-[.D18])" office:value-type="float" office:value="4" calcext:value-type="float">
            <text:p>4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Sea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3" office:value-type="string" calcext:value-type="string">
            <text:p>Cenoura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office:value-type="float" office:value="38" calcext:value-type="float">
            <text:p>38</text:p>
          </table:table-cell>
          <table:table-cell table:style-name="ce133" table:formula="of:=([.C19]-[.D19])" office:value-type="float" office:value="7" calcext:value-type="float">
            <text:p>7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10" calcext:value-type="date">
            <text:p>10/05/22</text:p>
          </table:table-cell>
          <table:table-cell table:style-name="ce133" office:value-type="string" calcext:value-type="string">
            <text:p>Btox</text:p>
          </table:table-cell>
        </table:table-row>
        <table:table-row table:style-name="ro1">
          <table:table-cell table:style-name="ce128" office:value-type="float" office:value="18" calcext:value-type="float">
            <text:p>18</text:p>
          </table:table-cell>
          <table:table-cell office:value-type="string" calcext:value-type="string">
            <text:p>Chá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C20]-[.D20])"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Twinini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3" office:value-type="string" calcext:value-type="string">
            <text:p>Chocolate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27" calcext:value-type="float">
            <text:p>27</text:p>
          </table:table-cell>
          <table:table-cell table:style-name="ce133" table:formula="of:=([.C21]-[.D21])" office:value-type="float" office:value="8" calcext:value-type="float">
            <text:p>8</text:p>
          </table:table-cell>
          <table:table-cell table:style-name="ce142" office:value-type="currency" office:currency="BRL" office:value="3.5" calcext:value-type="currency">
            <text:p>R$ 3,5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22" calcext:value-type="date">
            <text:p>22/05/22</text:p>
          </table:table-cell>
          <table:table-cell table:style-name="ce133" office:value-type="string" calcext:value-type="string">
            <text:p>Lacta</text:p>
          </table:table-cell>
        </table:table-row>
        <table:table-row table:style-name="ro1">
          <table:table-cell table:style-name="ce128" office:value-type="float" office:value="20" calcext:value-type="float">
            <text:p>20</text:p>
          </table:table-cell>
          <table:table-cell table:style-name="ce132" office:value-type="string" calcext:value-type="string">
            <text:p>Couve-flo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C22]-[.D22])" office:value-type="float" office:value="2" calcext:value-type="float">
            <text:p>2</text:p>
          </table:table-cell>
          <table:table-cell table:number-columns-repeated="2" office:value-type="currency" office:currency="BRL" office:value="2" calcext:value-type="currency">
            <text:p>R$ 2,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Strapass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3" office:value-type="string" calcext:value-type="string">
            <text:p>Creme de Leite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office:value-type="float" office:value="23" calcext:value-type="float">
            <text:p>23</text:p>
          </table:table-cell>
          <table:table-cell table:style-name="ce133" table:formula="of:=([.C23]-[.D23])" office:value-type="float" office:value="2" calcext:value-type="float">
            <text:p>2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6-16" calcext:value-type="date">
            <text:p>16/06/23</text:p>
          </table:table-cell>
          <table:table-cell table:style-name="ce133" office:value-type="string" calcext:value-type="string">
            <text:p>Italac</text:p>
          </table:table-cell>
        </table:table-row>
        <table:table-row table:style-name="ro1">
          <table:table-cell table:style-name="ce128" office:value-type="float" office:value="22" calcext:value-type="float">
            <text:p>22</text:p>
          </table:table-cell>
          <table:table-cell office:value-type="string" calcext:value-type="string">
            <text:p>Cuscuz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([.C24]-[.D24])" office:value-type="float" office:value="13" calcext:value-type="float">
            <text:p>13</text:p>
          </table:table-cell>
          <table:table-cell table:number-columns-repeated="2" office:value-type="currency" office:currency="BRL" office:value="5" calcext:value-type="currency">
            <text:p>R$ 5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3" office:value-type="string" calcext:value-type="string">
            <text:p>Farinh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table:formula="of:=([.C25]-[.D25])" office:value-type="float" office:value="5" calcext:value-type="float">
            <text:p>5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4-13" calcext:value-type="date">
            <text:p>13/04/23</text:p>
          </table:table-cell>
          <table:table-cell table:style-name="ce133" office:value-type="string" calcext:value-type="string">
            <text:p>Rosa Branca</text:p>
          </table:table-cell>
        </table:table-row>
        <table:table-row table:style-name="ro1">
          <table:table-cell table:style-name="ce128" office:value-type="float" office:value="24" calcext:value-type="float">
            <text:p>24</text:p>
          </table:table-cell>
          <table:table-cell table:style-name="ce119" office:value-type="string" calcext:value-type="string">
            <text:p>Feijão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C26]-[.D26])" office:value-type="float" office:value="4" calcext:value-type="float">
            <text:p>4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1-11" calcext:value-type="date">
            <text:p>11/01/23</text:p>
          </table:table-cell>
          <table:table-cell office:value-type="string" calcext:value-type="string">
            <text:p>Antun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3" office:value-type="string" calcext:value-type="string">
            <text:p>Hambúrguer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.C27]-[.D27])" office:value-type="float" office:value="5" calcext:value-type="float">
            <text:p>5</text:p>
          </table:table-cell>
          <table:table-cell table:style-name="ce142" office:value-type="currency" office:currency="BRL" office:value="4.5" calcext:value-type="currency">
            <text:p>R$ 4,5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2-05-01" calcext:value-type="date">
            <text:p>01/05/22</text:p>
          </table:table-cell>
          <table:table-cell table:style-name="ce133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26" calcext:value-type="float">
            <text:p>26</text:p>
          </table:table-cell>
          <table:table-cell office:value-type="string" calcext:value-type="string">
            <text:p>KitKa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28]-[.D28])" office:value-type="float" office:value="0" calcext:value-type="float">
            <text:p>0</text:p>
          </table:table-cell>
          <table:table-cell table:number-columns-repeated="2" office:value-type="currency" office:currency="BRL" office:value="3.5" calcext:value-type="currency">
            <text:p>R$ 3,50</text:p>
          </table:table-cell>
          <table:table-cell office:value-type="date" office:date-value="2023-07-16" calcext:value-type="date">
            <text:p>16/07/23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3" office:value-type="string" calcext:value-type="string">
            <text:p>Lasanha</text:p>
          </table:table-cell>
          <table:table-cell table:number-columns-repeated="2" table:style-name="ce133" office:value-type="float" office:value="35" calcext:value-type="float">
            <text:p>35</text:p>
          </table:table-cell>
          <table:table-cell table:style-name="ce133" table:formula="of:=([.C29]-[.D29])" office:value-type="float" office:value="0" calcext:value-type="float">
            <text:p>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3-02-15" calcext:value-type="date">
            <text:p>15/02/23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28" calcext:value-type="float">
            <text:p>28</text:p>
          </table:table-cell>
          <table:table-cell office:value-type="string" calcext:value-type="string">
            <text:p>Leite Condensad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C30]-[.D30])" office:value-type="float" office:value="5" calcext:value-type="float">
            <text:p>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5-21" calcext:value-type="date">
            <text:p>21/05/23</text:p>
          </table:table-cell>
          <table:table-cell office:value-type="string" calcext:value-type="string">
            <text:p>Moç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3" office:value-type="string" calcext:value-type="string">
            <text:p>Maçã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([.C31]-[.D31])" office:value-type="float" office:value="5" calcext:value-type="float">
            <text:p>5</text:p>
          </table:table-cell>
          <table:table-cell table:number-columns-repeated="2"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12-11" calcext:value-type="date">
            <text:p>11/12/23</text:p>
          </table:table-cell>
          <table:table-cell table:style-name="ce133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30" calcext:value-type="float">
            <text:p>30</text:p>
          </table:table-cell>
          <table:table-cell office:value-type="string" calcext:value-type="string">
            <text:p>Macarrão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([.C32]-[.D32])" office:value-type="float" office:value="10" calcext:value-type="float">
            <text:p>1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2-11-16" calcext:value-type="date">
            <text:p>16/11/22</text:p>
          </table:table-cell>
          <table:table-cell office:value-type="string" calcext:value-type="string">
            <text:p>Vilm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3" office:value-type="string" calcext:value-type="string">
            <text:p>Massa Pastel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table:formula="of:=([.C33]-[.D33])" office:value-type="float" office:value="5" calcext:value-type="float">
            <text:p>5</text:p>
          </table:table-cell>
          <table:table-cell table:style-name="ce142" office:value-type="currency" office:currency="BRL" office:value="1.5" calcext:value-type="currency">
            <text:p>R$ 1,5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5" office:value-type="date" office:date-value="2022-09-09" calcext:value-type="date">
            <text:p>09/09/22</text:p>
          </table:table-cell>
          <table:table-cell table:style-name="ce133" office:value-type="string" calcext:value-type="string">
            <text:p>Massaleve</text:p>
          </table:table-cell>
        </table:table-row>
        <table:table-row table:style-name="ro1">
          <table:table-cell table:style-name="ce128" office:value-type="float" office:value="32" calcext:value-type="float">
            <text:p>32</text:p>
          </table:table-cell>
          <table:table-cell office:value-type="string" calcext:value-type="string">
            <text:p>Massa Tapioca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C34]-[.D34])"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7-14" calcext:value-type="date">
            <text:p>14/07/22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Mio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35]-[.D35])" office:value-type="float" office:value="5" calcext:value-type="float">
            <text:p>5</text:p>
          </table:table-cell>
          <table:table-cell table:number-columns-repeated="2" table:style-name="ce141" office:value-type="currency" office:currency="BRL" office:value="5" calcext:value-type="currency">
            <text:p>R$ 5,00</text:p>
          </table:table-cell>
          <table:table-cell table:style-name="ce143" office:value-type="date" office:date-value="2023-03-16" calcext:value-type="date">
            <text:p>16/03/23</text:p>
          </table:table-cell>
          <table:table-cell table:style-name="ce124" office:value-type="string" calcext:value-type="string">
            <text:p>Nissin</text:p>
          </table:table-cell>
        </table:table-row>
        <table:table-row table:style-name="ro1">
          <table:table-cell table:style-name="ce128" office:value-type="float" office:value="34" calcext:value-type="float">
            <text:p>34</text:p>
          </table:table-cell>
          <table:table-cell office:value-type="string" calcext:value-type="string">
            <text:p>Nescau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([.C36]-[.D36])" office:value-type="float" office:value="7" calcext:value-type="float">
            <text:p>7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Óleo da cozinha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37]-[.D37])" office:value-type="float" office:value="15" calcext:value-type="float">
            <text:p>15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31" calcext:value-type="date">
            <text:p>31/01/23</text:p>
          </table:table-cell>
          <table:table-cell table:style-name="ce124" office:value-type="string" calcext:value-type="string">
            <text:p>Soya</text:p>
          </table:table-cell>
        </table:table-row>
        <table:table-row table:style-name="ro1">
          <table:table-cell table:style-name="ce128" office:value-type="float" office:value="36" calcext:value-type="float">
            <text:p>36</text:p>
          </table:table-cell>
          <table:table-cell office:value-type="string" calcext:value-type="string">
            <text:p>Pão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([.C38]-[.D38])" office:value-type="float" office:value="9" calcext:value-type="float">
            <text:p>9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2-05-23" calcext:value-type="date">
            <text:p>23/05/22</text:p>
          </table:table-cell>
          <table:table-cell office:value-type="string" calcext:value-type="string">
            <text:p>Viscont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Pão Integral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table:formula="of:=([.C39]-[.D39])" office:value-type="float" office:value="6" calcext:value-type="float">
            <text:p>6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12" calcext:value-type="date">
            <text:p>12/05/23</text:p>
          </table:table-cell>
          <table:table-cell table:style-name="ce124" office:value-type="string" calcext:value-type="string">
            <text:p>Visconti</text:p>
          </table:table-cell>
        </table:table-row>
        <table:table-row table:style-name="ro1">
          <table:table-cell table:style-name="ce128" office:value-type="float" office:value="38" calcext:value-type="float">
            <text:p>38</text:p>
          </table:table-cell>
          <table:table-cell office:value-type="string" calcext:value-type="string">
            <text:p>Pó de Guar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C40]-[.D40])" office:value-type="float" office:value="5" calcext:value-type="float">
            <text:p>5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6-17" calcext:value-type="date">
            <text:p>17/06/23</text:p>
          </table:table-cell>
          <table:table-cell office:value-type="string" calcext:value-type="string">
            <text:p>Qualizi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4" office:value-type="string" calcext:value-type="string">
            <text:p>Quei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41]-[.D41])" office:value-type="float" office:value="5" calcext:value-type="float">
            <text:p>5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2-05-12" calcext:value-type="date">
            <text:p>12/05/22</text:p>
          </table:table-cell>
          <table:table-cell table:style-name="ce124" office:value-type="string" calcext:value-type="string">
            <text:p>Tirolez</text:p>
          </table:table-cell>
        </table:table-row>
        <table:table-row table:style-name="ro1">
          <table:table-cell table:style-name="ce128" office:value-type="float" office:value="40" calcext:value-type="float">
            <text:p>40</text:p>
          </table:table-cell>
          <table:table-cell office:value-type="string" calcext:value-type="string">
            <text:p>Refrigeran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42]-[.D42])" office:value-type="float" office:value="10" calcext:value-type="float">
            <text:p>1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Dol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4" office:value-type="string" calcext:value-type="string">
            <text:p>Requeijã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table:formula="of:=([.C43]-[.D43])" office:value-type="float" office:value="21" calcext:value-type="float">
            <text:p>21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05" calcext:value-type="date">
            <text:p>05/01/23</text:p>
          </table:table-cell>
          <table:table-cell table:style-name="ce124" office:value-type="string" calcext:value-type="string">
            <text:p>Vigor</text:p>
          </table:table-cell>
        </table:table-row>
        <table:table-row table:style-name="ro1">
          <table:table-cell table:style-name="ce128" office:value-type="float" office:value="42" calcext:value-type="float">
            <text:p>42</text:p>
          </table:table-cell>
          <table:table-cell office:value-type="string" calcext:value-type="string">
            <text:p>Sa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C44]-[.D44])" office:value-type="float" office:value="5" calcext:value-type="float">
            <text:p>5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2-05-12" calcext:value-type="date">
            <text:p>12/05/22</text:p>
          </table:table-cell>
          <table:table-cell office:value-type="string" calcext:value-type="string">
            <text:p>Sal Leb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4" office:value-type="string" calcext:value-type="string">
            <text:p>Salsicha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([.C45]-[.D45])" office:value-type="float" office:value="2" calcext:value-type="float">
            <text:p>2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1" office:value-type="currency" office:currency="BRL" office:value="4.5" calcext:value-type="currency">
            <text:p>R$ 4,50</text:p>
          </table:table-cell>
          <table:table-cell table:style-name="ce143" office:value-type="date" office:date-value="2023-07-17" calcext:value-type="date">
            <text:p>17/07/23</text:p>
          </table:table-cell>
          <table:table-cell table:style-name="ce124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44" calcext:value-type="float">
            <text:p>44</text:p>
          </table:table-cell>
          <table:table-cell office:value-type="string" calcext:value-type="string">
            <text:p>Soj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46]-[.D46])" office:value-type="float" office:value="0" calcext:value-type="float">
            <text:p>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2-16" calcext:value-type="date">
            <text:p>16/02/23</text:p>
          </table:table-cell>
          <table:table-cell office:value-type="string" calcext:value-type="string">
            <text:p>Cami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4" office:value-type="string" calcext:value-type="string">
            <text:p>Suco em Pó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.C47]-[.D47])" office:value-type="float" office:value="10" calcext:value-type="float">
            <text:p>10</text:p>
          </table:table-cell>
          <table:table-cell table:style-name="ce141" office:value-type="currency" office:currency="BRL" office:value="5" calcext:value-type="currency">
            <text:p>R$ 5,00</text:p>
          </table:table-cell>
          <table:table-cell table:style-name="ce141" office:value-type="currency" office:currency="BRL" office:value="5.5" calcext:value-type="currency">
            <text:p>R$ 5,50</text:p>
          </table:table-cell>
          <table:table-cell table:style-name="ce143" office:value-type="date" office:date-value="2023-05-22" calcext:value-type="date">
            <text:p>22/05/23</text:p>
          </table:table-cell>
          <table:table-cell table:style-name="ce124" office:value-type="string" calcext:value-type="string">
            <text:p>Frisco</text:p>
          </table:table-cell>
        </table:table-row>
        <table:table-row table:style-name="ro1">
          <table:table-cell table:style-name="ce128" office:value-type="float" office:value="46" calcext:value-type="float">
            <text:p>46</text:p>
          </table:table-cell>
          <table:table-cell office:value-type="string" calcext:value-type="string">
            <text:p>Tofu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C48]-[.D48])" office:value-type="float" office:value="5" calcext:value-type="float">
            <text:p>5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6.6" calcext:value-type="currency">
            <text:p>R$ 6,60</text:p>
          </table:table-cell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amura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24" office:value-type="string" calcext:value-type="string">
            <text:p>Tomate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7" calcext:value-type="float">
            <text:p>27</text:p>
          </table:table-cell>
          <table:table-cell table:style-name="ce124" table:formula="of:=([.C49]-[.D49])" office:value-type="float" office:value="3" calcext:value-type="float">
            <text:p>3</text:p>
          </table:table-cell>
          <table:table-cell table:style-name="ce141" office:value-type="currency" office:currency="BRL" office:value="7.5" calcext:value-type="currency">
            <text:p>R$ 7,50</text:p>
          </table:table-cell>
          <table:table-cell table:style-name="ce141" office:value-type="currency" office:currency="BRL" office:value="8" calcext:value-type="currency">
            <text:p>R$ 8,00</text:p>
          </table:table-cell>
          <table:table-cell table:style-name="ce143" office:value-type="date" office:date-value="2022-11-17" calcext:value-type="date">
            <text:p>17/11/22</text:p>
          </table:table-cell>
          <table:table-cell table:style-name="ce124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48" calcext:value-type="float">
            <text:p>48</text:p>
          </table:table-cell>
          <table:table-cell office:value-type="string" calcext:value-type="string">
            <text:p>Uv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C50]-[.D50])"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6-03" calcext:value-type="date">
            <text:p>03/06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124" office:value-type="string" calcext:value-type="string">
            <text:p>Uva Passas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124" table:formula="of:=([.C51]-[.D51])" office:value-type="float" office:value="10" calcext:value-type="float">
            <text:p>10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09-10" calcext:value-type="date">
            <text:p>10/09/22</text:p>
          </table:table-cell>
          <table:table-cell table:style-name="ce146" office:value-type="string" calcext:value-type="string">
            <text:p>Qualitá</text:p>
          </table:table-cell>
        </table:table-row>
        <table:table-row table:style-name="ro1"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Vinagre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15" calcext:value-type="float">
            <text:p>15</text:p>
          </table:table-cell>
          <table:table-cell table:formula="of:=([.C52]-[.D52])" office:value-type="float" office:value="10" calcext:value-type="float">
            <text:p>1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4-16" calcext:value-type="date">
            <text:p>16/04/22</text:p>
          </table:table-cell>
          <table:table-cell table:style-name="ce132" office:value-type="string" calcext:value-type="string">
            <text:p>Gallo</text:p>
          </table:table-cell>
        </table:table-row>
      </table:table>
      <table:table table:name="AULA 05" table:style-name="ta3">
        <office:forms form:automatic-focus="false" form:apply-design-mode="false"/>
        <table:table-column table:style-name="co4" table:default-cell-style-name="ce149"/>
        <table:table-column table:style-name="co7" table:default-cell-style-name="ce149"/>
        <table:table-column table:style-name="co4" table:default-cell-style-name="ce153"/>
        <table:table-column table:style-name="co4" table:default-cell-style-name="ce149"/>
        <table:table-column table:style-name="co4" table:default-cell-style-name="ce153"/>
        <table:table-column table:style-name="co4" table:default-cell-style-name="ce157"/>
        <table:table-column table:style-name="co4" table:default-cell-style-name="ce150"/>
        <table:table-column table:style-name="co4" table:number-columns-repeated="1017" table:default-cell-style-name="Default"/>
        <table:table-row table:style-name="ro5">
          <table:table-cell table:style-name="ce115" office:value-type="string" calcext:value-type="string" table:number-columns-spanned="7" table:number-rows-spanned="1">
            <text:p>VENDAS</text:p>
          </table:table-cell>
          <table:covered-table-cell table:number-columns-repeated="6" table:style-name="ce123"/>
          <table:table-cell table:number-columns-repeated="1017"/>
        </table:table-row>
        <table:table-row table:style-name="ro1">
          <table:table-cell table:style-name="ce148" office:value-type="string" calcext:value-type="string">
            <text:p>ID_VENDA</text:p>
          </table:table-cell>
          <table:table-cell table:style-name="ce148" office:value-type="string" calcext:value-type="string">
            <text:p>PRODUTOS</text:p>
          </table:table-cell>
          <table:table-cell table:style-name="ce148" office:value-type="string" calcext:value-type="string">
            <text:p>VALOR_UN</text:p>
          </table:table-cell>
          <table:table-cell table:style-name="ce148" office:value-type="string" calcext:value-type="string">
            <text:p>QUANT</text:p>
          </table:table-cell>
          <table:table-cell table:style-name="ce148" office:value-type="string" calcext:value-type="string">
            <text:p>SUB_TOTAL</text:p>
          </table:table-cell>
          <table:table-cell table:style-name="ce148" office:value-type="string" calcext:value-type="string">
            <text:p>DATA</text:p>
          </table:table-cell>
          <table:table-cell table:style-name="ce148" office:value-type="string" calcext:value-type="string">
            <text:p>CLIENTE</text:p>
          </table:table-cell>
          <table:table-cell table:style-name="ce160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3])" office:value-type="string" office:string-value="Açúcar Refinado" calcext:value-type="string">
            <text:p>Açúcar Refinado</text:p>
          </table:table-cell>
          <table:table-cell table:formula="of:=(['file:///C:/Users/1%C2%B0%20Ano%20Info/Documents/Aula%20CALC%20Produtos.ods'#$'AULA 04'.G3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3]*[.D3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'file:///C:/Users/1%C2%B0%20Ano%20Info/Documents/Aula%20CALC%20Produtos.ods'#$'AULA 04'.B4])" office:value-type="string" office:string-value="Água" calcext:value-type="string">
            <text:p>Água</text:p>
          </table:table-cell>
          <table:table-cell table:style-name="ce154" table:formula="of:=(['file:///C:/Users/1%C2%B0%20Ano%20Info/Documents/Aula%20CALC%20Produtos.ods'#$'AULA 04'.G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4" table:formula="of:=([.C4]*[.D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5])" office:value-type="string" office:string-value="Água Com Gás" calcext:value-type="string">
            <text:p>Água Com Gás</text:p>
          </table:table-cell>
          <table:table-cell table:style-name="ce155" table:formula="of:=(['file:///C:/Users/1%C2%B0%20Ano%20Info/Documents/Aula%20CALC%20Produtos.ods'#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]*[.D5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'file:///C:/Users/1%C2%B0%20Ano%20Info/Documents/Aula%20CALC%20Produtos.ods'#$'AULA 04'.B6])" office:value-type="string" office:string-value="Alface" calcext:value-type="string">
            <text:p>Alface</text:p>
          </table:table-cell>
          <table:table-cell table:style-name="ce154" table:formula="of:=(['file:///C:/Users/1%C2%B0%20Ano%20Info/Documents/Aula%20CALC%20Produtos.ods'#$'AULA 04'.G6])" office:value-type="currency" office:currency="BRL" office:value="6" calcext:value-type="currency">
            <text:p>R$ 6,00</text:p>
          </table:table-cell>
          <table:table-cell table:style-name="ce150" office:value-type="float" office:value="3" calcext:value-type="float">
            <text:p>3</text:p>
          </table:table-cell>
          <table:table-cell table:style-name="ce154" table:formula="of:=([.C6]*[.D6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7])" office:value-type="string" office:string-value="Arroz Branco" calcext:value-type="string">
            <text:p>Arroz Branco</text:p>
          </table:table-cell>
          <table:table-cell table:style-name="ce155" table:formula="of:=(['file:///C:/Users/1%C2%B0%20Ano%20Info/Documents/Aula%20CALC%20Produtos.ods'#$'AULA 04'.G7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style-name="ce155" table:formula="of:=([.C7]*[.D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'file:///C:/Users/1%C2%B0%20Ano%20Info/Documents/Aula%20CALC%20Produtos.ods'#$'AULA 04'.B8])" office:value-type="string" office:string-value="Aveia" calcext:value-type="string">
            <text:p>Aveia</text:p>
          </table:table-cell>
          <table:table-cell table:style-name="ce156" table:formula="of:=(['file:///C:/Users/1%C2%B0%20Ano%20Info/Documents/Aula%20CALC%20Produtos.ods'#$'AULA 04'.G8])" office:value-type="currency" office:currency="BRL" office:value="4" calcext:value-type="currency">
            <text:p>R$ 4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8]*[.D8])" office:value-type="currency" office:currency="BRL" office:value="4" calcext:value-type="currency">
            <text:p>R$ 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file:///C:/Users/1%C2%B0%20Ano%20Info/Documents/Aula%20CALC%20Produtos.ods'#$'AULA 04'.B9])" office:value-type="string" office:string-value="Azeite" calcext:value-type="string">
            <text:p>Azeite</text:p>
          </table:table-cell>
          <table:table-cell table:formula="of:=(['file:///C:/Users/1%C2%B0%20Ano%20Info/Documents/Aula%20CALC%20Produtos.ods'#$'AULA 04'.G9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0])" office:value-type="string" office:string-value="Banana" calcext:value-type="string">
            <text:p>Banana</text:p>
          </table:table-cell>
          <table:table-cell table:style-name="ce156" table:formula="of:=(['file:///C:/Users/1%C2%B0%20Ano%20Info/Documents/Aula%20CALC%20Produtos.ods'#$'AULA 04'.G10])" office:value-type="currency" office:currency="BRL" office:value="3" calcext:value-type="currency">
            <text:p>R$ 3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10]*[.D10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style-name="ce16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file:///C:/Users/1%C2%B0%20Ano%20Info/Documents/Aula%20CALC%20Produtos.ods'#$'AULA 04'.B11])" office:value-type="string" office:string-value="Batata Doce" calcext:value-type="string">
            <text:p>Batata Doce</text:p>
          </table:table-cell>
          <table:table-cell table:formula="of:=(['file:///C:/Users/1%C2%B0%20Ano%20Info/Documents/Aula%20CALC%20Produtos.ods'#$'AULA 04'.G11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1]*[.D11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2])" office:value-type="string" office:string-value="Batata Frita Congelada" calcext:value-type="string">
            <text:p>Batata Frita Congelada</text:p>
          </table:table-cell>
          <table:table-cell table:style-name="ce156" table:formula="of:=(['file:///C:/Users/1%C2%B0%20Ano%20Info/Documents/Aula%20CALC%20Produtos.ods'#$'AULA 04'.G12])" office:value-type="currency" office:currency="BRL" office:value="5" calcext:value-type="currency">
            <text:p>R$ 5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12]*[.D12])" office:value-type="currency" office:currency="BRL" office:value="25" calcext:value-type="currency">
            <text:p>R$ 2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file:///C:/Users/1%C2%B0%20Ano%20Info/Documents/Aula%20CALC%20Produtos.ods'#$'AULA 04'.B13])" office:value-type="string" office:string-value="Beterraba" calcext:value-type="string">
            <text:p>Beterraba</text:p>
          </table:table-cell>
          <table:table-cell table:formula="of:=(['file:///C:/Users/1%C2%B0%20Ano%20Info/Documents/Aula%20CALC%20Produtos.ods'#$'AULA 04'.G13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13]*[.D1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4])" office:value-type="string" office:string-value="Biscoito" calcext:value-type="string">
            <text:p>Biscoito</text:p>
          </table:table-cell>
          <table:table-cell table:style-name="ce156" table:formula="of:=(['file:///C:/Users/1%C2%B0%20Ano%20Info/Documents/Aula%20CALC%20Produtos.ods'#$'AULA 04'.G14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14]*[.D14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file:///C:/Users/1%C2%B0%20Ano%20Info/Documents/Aula%20CALC%20Produtos.ods'#$'AULA 04'.B15])" office:value-type="string" office:string-value="Cachaça" calcext:value-type="string">
            <text:p>Cachaça</text:p>
          </table:table-cell>
          <table:table-cell table:formula="of:=(['file:///C:/Users/1%C2%B0%20Ano%20Info/Documents/Aula%20CALC%20Produtos.ods'#$'AULA 04'.G15])" office:value-type="currency" office:currency="BRL" office:value="3" calcext:value-type="currency">
            <text:p>R$ 3,00</text:p>
          </table:table-cell>
          <table:table-cell office:value-type="float" office:value="5" calcext:value-type="float">
            <text:p>5</text:p>
          </table:table-cell>
          <table:table-cell table:formula="of:=([.C15]*[.D1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3"/>
          <table:table-cell table:style-name="ce181"/>
          <table:table-cell table:number-columns-repeated="1013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'file:///C:/Users/1%C2%B0%20Ano%20Info/Documents/Aula%20CALC%20Produtos.ods'#$'AULA 04'.B16])" office:value-type="string" office:string-value="Café" calcext:value-type="string">
            <text:p>Café</text:p>
          </table:table-cell>
          <table:table-cell table:style-name="ce156" table:formula="of:=(['file:///C:/Users/1%C2%B0%20Ano%20Info/Documents/Aula%20CALC%20Produtos.ods'#$'AULA 04'.G16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16]*[.D1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17])" office:value-type="string" office:string-value="Carne Frango" calcext:value-type="string">
            <text:p>Carne Frango</text:p>
          </table:table-cell>
          <table:table-cell table:formula="of:=(['file:///C:/Users/1%C2%B0%20Ano%20Info/Documents/Aula%20CALC%20Produtos.ods'#$'AULA 04'.G17])" office:value-type="currency" office:currency="BRL" office:value="6" calcext:value-type="currency">
            <text:p>R$ 6,00</text:p>
          </table:table-cell>
          <table:table-cell office:value-type="float" office:value="1" calcext:value-type="float">
            <text:p>1</text:p>
          </table:table-cell>
          <table:table-cell table:formula="of:=([.C17]*[.D17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'file:///C:/Users/1%C2%B0%20Ano%20Info/Documents/Aula%20CALC%20Produtos.ods'#$'AULA 04'.B18])" office:value-type="string" office:string-value="Carne Porco" calcext:value-type="string">
            <text:p>Carne Porco</text:p>
          </table:table-cell>
          <table:table-cell table:style-name="ce156" table:formula="of:=(['file:///C:/Users/1%C2%B0%20Ano%20Info/Documents/Aula%20CALC%20Produtos.ods'#$'AULA 04'.G18])" office:value-type="currency" office:currency="BRL" office:value="3" calcext:value-type="currency">
            <text:p>R$ 3,0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18]*[.D18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19])" office:value-type="string" office:string-value="Cenoura" calcext:value-type="string">
            <text:p>Cenoura</text:p>
          </table:table-cell>
          <table:table-cell table:formula="of:=(['file:///C:/Users/1%C2%B0%20Ano%20Info/Documents/Aula%20CALC%20Produtos.ods'#$'AULA 04'.G19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9]*[.D1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'file:///C:/Users/1%C2%B0%20Ano%20Info/Documents/Aula%20CALC%20Produtos.ods'#$'AULA 04'.B20])" office:value-type="string" office:string-value="Chá" calcext:value-type="string">
            <text:p>Chá</text:p>
          </table:table-cell>
          <table:table-cell table:style-name="ce156" table:formula="of:=(['file:///C:/Users/1%C2%B0%20Ano%20Info/Documents/Aula%20CALC%20Produtos.ods'#$'AULA 04'.G2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0]*[.D2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21])" office:value-type="string" office:string-value="Chocolate" calcext:value-type="string">
            <text:p>Chocolate</text:p>
          </table:table-cell>
          <table:table-cell table:formula="of:=(['file:///C:/Users/1%C2%B0%20Ano%20Info/Documents/Aula%20CALC%20Produtos.ods'#$'AULA 04'.G21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21]*[.D2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'file:///C:/Users/1%C2%B0%20Ano%20Info/Documents/Aula%20CALC%20Produtos.ods'#$'AULA 04'.B22])" office:value-type="string" office:string-value="Couve-flor" calcext:value-type="string">
            <text:p>Couve-flor</text:p>
          </table:table-cell>
          <table:table-cell table:style-name="ce156" table:formula="of:=(['file:///C:/Users/1%C2%B0%20Ano%20Info/Documents/Aula%20CALC%20Produtos.ods'#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2]*[.D2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file:///C:/Users/1%C2%B0%20Ano%20Info/Documents/Aula%20CALC%20Produtos.ods'#$'AULA 04'.B23])" office:value-type="string" office:string-value="Creme de Leite" calcext:value-type="string">
            <text:p>Creme de Leite</text:p>
          </table:table-cell>
          <table:table-cell table:formula="of:=(['file:///C:/Users/1%C2%B0%20Ano%20Info/Documents/Aula%20CALC%20Produtos.ods'#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23]*[.D23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24])" office:value-type="string" office:string-value="Cuscuz" calcext:value-type="string">
            <text:p>Cuscuz</text:p>
          </table:table-cell>
          <table:table-cell table:style-name="ce156" table:formula="of:=(['file:///C:/Users/1%C2%B0%20Ano%20Info/Documents/Aula%20CALC%20Produtos.ods'#$'AULA 04'.G2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4]*[.D2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file:///C:/Users/1%C2%B0%20Ano%20Info/Documents/Aula%20CALC%20Produtos.ods'#$'AULA 04'.B25])" office:value-type="string" office:string-value="Farinha" calcext:value-type="string">
            <text:p>Farinha</text:p>
          </table:table-cell>
          <table:table-cell table:formula="of:=(['file:///C:/Users/1%C2%B0%20Ano%20Info/Documents/Aula%20CALC%20Produtos.ods'#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25]*[.D25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26])" office:value-type="string" office:string-value="Feijão" calcext:value-type="string">
            <text:p>Feijão</text:p>
          </table:table-cell>
          <table:table-cell table:style-name="ce156" table:formula="of:=(['file:///C:/Users/1%C2%B0%20Ano%20Info/Documents/Aula%20CALC%20Produtos.ods'#$'AULA 04'.G26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6]*[.D26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file:///C:/Users/1%C2%B0%20Ano%20Info/Documents/Aula%20CALC%20Produtos.ods'#$'AULA 04'.B27])" office:value-type="string" office:string-value="Hambúrguer" calcext:value-type="string">
            <text:p>Hambúrguer</text:p>
          </table:table-cell>
          <table:table-cell table:formula="of:=(['file:///C:/Users/1%C2%B0%20Ano%20Info/Documents/Aula%20CALC%20Produtos.ods'#$'AULA 04'.G27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27]*[.D2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28])" office:value-type="string" office:string-value="KitKat" calcext:value-type="string">
            <text:p>KitKat</text:p>
          </table:table-cell>
          <table:table-cell table:style-name="ce156" table:formula="of:=(['file:///C:/Users/1%C2%B0%20Ano%20Info/Documents/Aula%20CALC%20Produtos.ods'#$'AULA 04'.G28])" office:value-type="currency" office:currency="BRL" office:value="3.5" calcext:value-type="currency">
            <text:p>R$ 3,5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28]*[.D28])" office:value-type="currency" office:currency="BRL" office:value="21" calcext:value-type="currency">
            <text:p>R$ 21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file:///C:/Users/1%C2%B0%20Ano%20Info/Documents/Aula%20CALC%20Produtos.ods'#$'AULA 04'.B29])" office:value-type="string" office:string-value="Lasanha" calcext:value-type="string">
            <text:p>Lasanha</text:p>
          </table:table-cell>
          <table:table-cell table:formula="of:=(['file:///C:/Users/1%C2%B0%20Ano%20Info/Documents/Aula%20CALC%20Produtos.ods'#$'AULA 04'.G29])" office:value-type="currency" office:currency="BRL" office:value="5" calcext:value-type="currency">
            <text:p>R$ 5,00</text:p>
          </table:table-cell>
          <table:table-cell office:value-type="float" office:value="4" calcext:value-type="float">
            <text:p>4</text:p>
          </table:table-cell>
          <table:table-cell table:formula="of:=([.C29]*[.D2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'file:///C:/Users/1%C2%B0%20Ano%20Info/Documents/Aula%20CALC%20Produtos.ods'#$'AULA 04'.B30])" office:value-type="string" office:string-value="Leite Condensado" calcext:value-type="string">
            <text:p>Leite Condensado</text:p>
          </table:table-cell>
          <table:table-cell table:style-name="ce156" table:formula="of:=(['file:///C:/Users/1%C2%B0%20Ano%20Info/Documents/Aula%20CALC%20Produtos.ods'#$'AULA 04'.G3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0]*[.D3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1])" office:value-type="string" office:string-value="Maçã" calcext:value-type="string">
            <text:p>Maçã</text:p>
          </table:table-cell>
          <table:table-cell table:formula="of:=(['file:///C:/Users/1%C2%B0%20Ano%20Info/Documents/Aula%20CALC%20Produtos.ods'#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1]*[.D3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'file:///C:/Users/1%C2%B0%20Ano%20Info/Documents/Aula%20CALC%20Produtos.ods'#$'AULA 04'.B32])" office:value-type="string" office:string-value="Macarrão" calcext:value-type="string">
            <text:p>Macarrão</text:p>
          </table:table-cell>
          <table:table-cell table:style-name="ce156" table:formula="of:=(['file:///C:/Users/1%C2%B0%20Ano%20Info/Documents/Aula%20CALC%20Produtos.ods'#$'AULA 04'.G32])" office:value-type="currency" office:currency="BRL" office:value="6" calcext:value-type="currency">
            <text:p>R$ 6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2]*[.D3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3])" office:value-type="string" office:string-value="Massa Pastel" calcext:value-type="string">
            <text:p>Massa Pastel</text:p>
          </table:table-cell>
          <table:table-cell table:formula="of:=(['file:///C:/Users/1%C2%B0%20Ano%20Info/Documents/Aula%20CALC%20Produtos.ods'#$'AULA 04'.G33])" office:value-type="currency" office:currency="BRL" office:value="2" calcext:value-type="currency">
            <text:p>R$ 2,00</text:p>
          </table:table-cell>
          <table:table-cell office:value-type="float" office:value="3" calcext:value-type="float">
            <text:p>3</text:p>
          </table:table-cell>
          <table:table-cell table:formula="of:=([.C33]*[.D3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'file:///C:/Users/1%C2%B0%20Ano%20Info/Documents/Aula%20CALC%20Produtos.ods'#$'AULA 04'.B34])" office:value-type="string" office:string-value="Massa Tapioca" calcext:value-type="string">
            <text:p>Massa Tapioca</text:p>
          </table:table-cell>
          <table:table-cell table:style-name="ce156" table:formula="of:=(['file:///C:/Users/1%C2%B0%20Ano%20Info/Documents/Aula%20CALC%20Produtos.ods'#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34]*[.D3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5])" office:value-type="string" office:string-value="Miojo" calcext:value-type="string">
            <text:p>Miojo</text:p>
          </table:table-cell>
          <table:table-cell table:formula="of:=(['file:///C:/Users/1%C2%B0%20Ano%20Info/Documents/Aula%20CALC%20Produtos.ods'#$'AULA 04'.G35])" office:value-type="currency" office:currency="BRL" office:value="5" calcext:value-type="currency">
            <text:p>R$ 5,00</text:p>
          </table:table-cell>
          <table:table-cell office:value-type="float" office:value="3" calcext:value-type="float">
            <text:p>3</text:p>
          </table:table-cell>
          <table:table-cell table:formula="of:=([.C35]*[.D3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'file:///C:/Users/1%C2%B0%20Ano%20Info/Documents/Aula%20CALC%20Produtos.ods'#$'AULA 04'.B36])" office:value-type="string" office:string-value="Nescau" calcext:value-type="string">
            <text:p>Nescau</text:p>
          </table:table-cell>
          <table:table-cell table:style-name="ce156" table:formula="of:=(['file:///C:/Users/1%C2%B0%20Ano%20Info/Documents/Aula%20CALC%20Produtos.ods'#$'AULA 04'.G36])" office:value-type="currency" office:currency="BRL" office:value="4" calcext:value-type="currency">
            <text:p>R$ 4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6]*[.D36])" office:value-type="currency" office:currency="BRL" office:value="8" calcext:value-type="currency">
            <text:p>R$ 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file:///C:/Users/1%C2%B0%20Ano%20Info/Documents/Aula%20CALC%20Produtos.ods'#$'AULA 04'.B37])" office:value-type="string" office:string-value="Óleo da cozinha" calcext:value-type="string">
            <text:p>Óleo da cozinha</text:p>
          </table:table-cell>
          <table:table-cell table:formula="of:=(['file:///C:/Users/1%C2%B0%20Ano%20Info/Documents/Aula%20CALC%20Produtos.ods'#$'AULA 04'.G37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37]*[.D3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38])" office:value-type="string" office:string-value="Pão" calcext:value-type="string">
            <text:p>Pão</text:p>
          </table:table-cell>
          <table:table-cell table:style-name="ce156" table:formula="of:=(['file:///C:/Users/1%C2%B0%20Ano%20Info/Documents/Aula%20CALC%20Produtos.ods'#$'AULA 04'.G38])" office:value-type="currency" office:currency="BRL" office:value="5" calcext:value-type="currency">
            <text:p>R$ 5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8]*[.D38])" office:value-type="currency" office:currency="BRL" office:value="5" calcext:value-type="currency">
            <text:p>R$ 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file:///C:/Users/1%C2%B0%20Ano%20Info/Documents/Aula%20CALC%20Produtos.ods'#$'AULA 04'.B39])" office:value-type="string" office:string-value="Pão Integral" calcext:value-type="string">
            <text:p>Pão Integral</text:p>
          </table:table-cell>
          <table:table-cell table:formula="of:=(['file:///C:/Users/1%C2%B0%20Ano%20Info/Documents/Aula%20CALC%20Produtos.ods'#$'AULA 04'.G39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9]*[.D3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40])" office:value-type="string" office:string-value="Pó de Guarana" calcext:value-type="string">
            <text:p>Pó de Guarana</text:p>
          </table:table-cell>
          <table:table-cell table:style-name="ce156" table:formula="of:=(['file:///C:/Users/1%C2%B0%20Ano%20Info/Documents/Aula%20CALC%20Produtos.ods'#$'AULA 04'.G40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0]*[.D40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file:///C:/Users/1%C2%B0%20Ano%20Info/Documents/Aula%20CALC%20Produtos.ods'#$'AULA 04'.B41])" office:value-type="string" office:string-value="Queijo" calcext:value-type="string">
            <text:p>Queijo</text:p>
          </table:table-cell>
          <table:table-cell table:formula="of:=(['file:///C:/Users/1%C2%B0%20Ano%20Info/Documents/Aula%20CALC%20Produtos.ods'#$'AULA 04'.G4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41]*[.D4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42])" office:value-type="string" office:string-value="Refrigerante" calcext:value-type="string">
            <text:p>Refrigerante</text:p>
          </table:table-cell>
          <table:table-cell table:style-name="ce156" table:formula="of:=(['file:///C:/Users/1%C2%B0%20Ano%20Info/Documents/Aula%20CALC%20Produtos.ods'#$'AULA 04'.G42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2]*[.D42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file:///C:/Users/1%C2%B0%20Ano%20Info/Documents/Aula%20CALC%20Produtos.ods'#$'AULA 04'.B43])" office:value-type="string" office:string-value="Requeijão" calcext:value-type="string">
            <text:p>Requeijão</text:p>
          </table:table-cell>
          <table:table-cell table:formula="of:=(['file:///C:/Users/1%C2%B0%20Ano%20Info/Documents/Aula%20CALC%20Produtos.ods'#$'AULA 04'.G43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43]*[.D43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'file:///C:/Users/1%C2%B0%20Ano%20Info/Documents/Aula%20CALC%20Produtos.ods'#$'AULA 04'.B44])" office:value-type="string" office:string-value="Sal" calcext:value-type="string">
            <text:p>Sal</text:p>
          </table:table-cell>
          <table:table-cell table:style-name="ce156" table:formula="of:=(['file:///C:/Users/1%C2%B0%20Ano%20Info/Documents/Aula%20CALC%20Produtos.ods'#$'AULA 04'.G44])" office:value-type="currency" office:currency="BRL" office:value="5.5" calcext:value-type="currency">
            <text:p>R$ 5,5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44]*[.D44])" office:value-type="currency" office:currency="BRL" office:value="16.5" calcext:value-type="currency">
            <text:p>R$ 16,5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45])" office:value-type="string" office:string-value="Salsicha" calcext:value-type="string">
            <text:p>Salsicha</text:p>
          </table:table-cell>
          <table:table-cell table:formula="of:=(['file:///C:/Users/1%C2%B0%20Ano%20Info/Documents/Aula%20CALC%20Produtos.ods'#$'AULA 04'.G45])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table:formula="of:=([.C45]*[.D45])" office:value-type="currency" office:currency="BRL" office:value="27" calcext:value-type="currency">
            <text:p>R$ 27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'file:///C:/Users/1%C2%B0%20Ano%20Info/Documents/Aula%20CALC%20Produtos.ods'#$'AULA 04'.B46])" office:value-type="string" office:string-value="Soja" calcext:value-type="string">
            <text:p>Soja</text:p>
          </table:table-cell>
          <table:table-cell table:style-name="ce156" table:formula="of:=(['file:///C:/Users/1%C2%B0%20Ano%20Info/Documents/Aula%20CALC%20Produtos.ods'#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6]*[.D46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47])" office:value-type="string" office:string-value="Suco em Pó" calcext:value-type="string">
            <text:p>Suco em Pó</text:p>
          </table:table-cell>
          <table:table-cell table:formula="of:=(['file:///C:/Users/1%C2%B0%20Ano%20Info/Documents/Aula%20CALC%20Produtos.ods'#$'AULA 04'.G47])" office:value-type="currency" office:currency="BRL" office:value="5.5" calcext:value-type="currency">
            <text:p>R$ 5,50</text:p>
          </table:table-cell>
          <table:table-cell office:value-type="float" office:value="1" calcext:value-type="float">
            <text:p>1</text:p>
          </table:table-cell>
          <table:table-cell table:formula="of:=([.C47]*[.D47])" office:value-type="currency" office:currency="BRL" office:value="5.5" calcext:value-type="currency">
            <text:p>R$ 5,5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'file:///C:/Users/1%C2%B0%20Ano%20Info/Documents/Aula%20CALC%20Produtos.ods'#$'AULA 04'.B48])" office:value-type="string" office:string-value="Tofu" calcext:value-type="string">
            <text:p>Tofu</text:p>
          </table:table-cell>
          <table:table-cell table:style-name="ce156" table:formula="of:=(['file:///C:/Users/1%C2%B0%20Ano%20Info/Documents/Aula%20CALC%20Produtos.ods'#$'AULA 04'.G48])" office:value-type="currency" office:currency="BRL" office:value="6.6" calcext:value-type="currency">
            <text:p>R$ 6,6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48]*[.D48])" office:value-type="currency" office:currency="BRL" office:value="26.4" calcext:value-type="currency">
            <text:p>R$ 26,4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49])" office:value-type="string" office:string-value="Tomate" calcext:value-type="string">
            <text:p>Tomate</text:p>
          </table:table-cell>
          <table:table-cell table:formula="of:=(['file:///C:/Users/1%C2%B0%20Ano%20Info/Documents/Aula%20CALC%20Produtos.ods'#$'AULA 04'.G49])" office:value-type="currency" office:currency="BRL" office:value="8" calcext:value-type="currency">
            <text:p>R$ 8,00</text:p>
          </table:table-cell>
          <table:table-cell office:value-type="float" office:value="2" calcext:value-type="float">
            <text:p>2</text:p>
          </table:table-cell>
          <table:table-cell table:formula="of:=([.C49]*[.D4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'file:///C:/Users/1%C2%B0%20Ano%20Info/Documents/Aula%20CALC%20Produtos.ods'#$'AULA 04'.B50])" office:value-type="string" office:string-value="Uva" calcext:value-type="string">
            <text:p>Uva</text:p>
          </table:table-cell>
          <table:table-cell table:style-name="ce156" table:formula="of:=(['file:///C:/Users/1%C2%B0%20Ano%20Info/Documents/Aula%20CALC%20Produtos.ods'#$'AULA 04'.G50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0]*[.D50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file:///C:/Users/1%C2%B0%20Ano%20Info/Documents/Aula%20CALC%20Produtos.ods'#$'AULA 04'.B51])" office:value-type="string" office:string-value="Uva Passas" calcext:value-type="string">
            <text:p>Uva Passas</text:p>
          </table:table-cell>
          <table:table-cell table:formula="of:=(['file:///C:/Users/1%C2%B0%20Ano%20Info/Documents/Aula%20CALC%20Produtos.ods'#$'AULA 04'.G51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51]*[.D51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52])" office:value-type="string" office:string-value="Vinagre" calcext:value-type="string">
            <text:p>Vinagre</text:p>
          </table:table-cell>
          <table:table-cell table:style-name="ce156" table:formula="of:=(['file:///C:/Users/1%C2%B0%20Ano%20Info/Documents/Aula%20CALC%20Produtos.ods'#$'AULA 04'.G52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2]*[.D52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file:///C:/Users/1%C2%B0%20Ano%20Info/Documents/Aula%20CALC%20Produtos.ods'#$'AULA 04'.B5])" office:value-type="string" office:string-value="Água Com Gás" calcext:value-type="string">
            <text:p>Água Com Gás</text:p>
          </table:table-cell>
          <table:table-cell table:style-name="ce155" table:formula="of:=(['file:///C:/Users/1%C2%B0%20Ano%20Info/Documents/Aula%20CALC%20Produtos.ods'#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3]*[.D53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14])" office:value-type="string" office:string-value="Biscoito" calcext:value-type="string">
            <text:p>Biscoito</text:p>
          </table:table-cell>
          <table:table-cell table:style-name="ce156" table:formula="of:=(['file:///C:/Users/1%C2%B0%20Ano%20Info/Documents/Aula%20CALC%20Produtos.ods'#$'AULA 04'.G1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4]*[.D5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file:///C:/Users/1%C2%B0%20Ano%20Info/Documents/Aula%20CALC%20Produtos.ods'#$'AULA 04'.B23])" office:value-type="string" office:string-value="Creme de Leite" calcext:value-type="string">
            <text:p>Creme de Leite</text:p>
          </table:table-cell>
          <table:table-cell table:formula="of:=(['file:///C:/Users/1%C2%B0%20Ano%20Info/Documents/Aula%20CALC%20Produtos.ods'#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5]*[.D55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22])" office:value-type="string" office:string-value="Couve-flor" calcext:value-type="string">
            <text:p>Couve-flor</text:p>
          </table:table-cell>
          <table:table-cell table:style-name="ce156" table:formula="of:=(['file:///C:/Users/1%C2%B0%20Ano%20Info/Documents/Aula%20CALC%20Produtos.ods'#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6]*[.D5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file:///C:/Users/1%C2%B0%20Ano%20Info/Documents/Aula%20CALC%20Produtos.ods'#$'AULA 04'.B31])" office:value-type="string" office:string-value="Maçã" calcext:value-type="string">
            <text:p>Maçã</text:p>
          </table:table-cell>
          <table:table-cell table:formula="of:=(['file:///C:/Users/1%C2%B0%20Ano%20Info/Documents/Aula%20CALC%20Produtos.ods'#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7]*[.D5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'file:///C:/Users/1%C2%B0%20Ano%20Info/Documents/Aula%20CALC%20Produtos.ods'#$'AULA 04'.B34])" office:value-type="string" office:string-value="Massa Tapioca" calcext:value-type="string">
            <text:p>Massa Tapioca</text:p>
          </table:table-cell>
          <table:table-cell table:style-name="ce156" table:formula="of:=(['file:///C:/Users/1%C2%B0%20Ano%20Info/Documents/Aula%20CALC%20Produtos.ods'#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8]*[.D58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25])" office:value-type="string" office:string-value="Farinha" calcext:value-type="string">
            <text:p>Farinha</text:p>
          </table:table-cell>
          <table:table-cell table:formula="of:=(['file:///C:/Users/1%C2%B0%20Ano%20Info/Documents/Aula%20CALC%20Produtos.ods'#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59]*[.D5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'file:///C:/Users/1%C2%B0%20Ano%20Info/Documents/Aula%20CALC%20Produtos.ods'#$'AULA 04'.B7])" office:value-type="string" office:string-value="Arroz Branco" calcext:value-type="string">
            <text:p>Arroz Branco</text:p>
          </table:table-cell>
          <table:table-cell table:style-name="ce154" table:formula="of:=(['file:///C:/Users/1%C2%B0%20Ano%20Info/Documents/Aula%20CALC%20Produtos.ods'#$'AULA 04'.G7])" office:value-type="currency" office:currency="BRL" office:value="4" calcext:value-type="currency">
            <text:p>R$ 4,00</text:p>
          </table:table-cell>
          <table:table-cell table:style-name="ce150" office:value-type="float" office:value="4" calcext:value-type="float">
            <text:p>4</text:p>
          </table:table-cell>
          <table:table-cell table:style-name="ce154" table:formula="of:=([.C60]*[.D60])" office:value-type="currency" office:currency="BRL" office:value="16" calcext:value-type="currency">
            <text:p>R$ 1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8])" office:value-type="string" office:string-value="Aveia" calcext:value-type="string">
            <text:p>Aveia</text:p>
          </table:table-cell>
          <table:table-cell table:formula="of:=(['file:///C:/Users/1%C2%B0%20Ano%20Info/Documents/Aula%20CALC%20Produtos.ods'#$'AULA 04'.G8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61]*[.D6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'file:///C:/Users/1%C2%B0%20Ano%20Info/Documents/Aula%20CALC%20Produtos.ods'#$'AULA 04'.B17])" office:value-type="string" office:string-value="Carne Frango" calcext:value-type="string">
            <text:p>Carne Frango</text:p>
          </table:table-cell>
          <table:table-cell table:style-name="ce156" table:formula="of:=(['file:///C:/Users/1%C2%B0%20Ano%20Info/Documents/Aula%20CALC%20Produtos.ods'#$'AULA 04'.G17])" office:value-type="currency" office:currency="BRL" office:value="6" calcext:value-type="currency">
            <text:p>R$ 6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2]*[.D62])" office:value-type="currency" office:currency="BRL" office:value="36" calcext:value-type="currency">
            <text:p>R$ 3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10])" office:value-type="string" office:string-value="Banana" calcext:value-type="string">
            <text:p>Banana</text:p>
          </table:table-cell>
          <table:table-cell table:formula="of:=(['file:///C:/Users/1%C2%B0%20Ano%20Info/Documents/Aula%20CALC%20Produtos.ods'#$'AULA 04'.G10])" office:value-type="currency" office:currency="BRL" office:value="3" calcext:value-type="currency">
            <text:p>R$ 3,00</text:p>
          </table:table-cell>
          <table:table-cell office:value-type="float" office:value="6" calcext:value-type="float">
            <text:p>6</text:p>
          </table:table-cell>
          <table:table-cell table:formula="of:=([.C63]*[.D6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'file:///C:/Users/1%C2%B0%20Ano%20Info/Documents/Aula%20CALC%20Produtos.ods'#$'AULA 04'.B19])" office:value-type="string" office:string-value="Cenoura" calcext:value-type="string">
            <text:p>Cenoura</text:p>
          </table:table-cell>
          <table:table-cell table:style-name="ce156" table:formula="of:=(['file:///C:/Users/1%C2%B0%20Ano%20Info/Documents/Aula%20CALC%20Produtos.ods'#$'AULA 04'.G19])" office:value-type="currency" office:currency="BRL" office:value="4" calcext:value-type="currency">
            <text:p>R$ 4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4]*[.D64])" office:value-type="currency" office:currency="BRL" office:value="24" calcext:value-type="currency">
            <text:p>R$ 2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file:///C:/Users/1%C2%B0%20Ano%20Info/Documents/Aula%20CALC%20Produtos.ods'#$'AULA 04'.B29])" office:value-type="string" office:string-value="Lasanha" calcext:value-type="string">
            <text:p>Lasanha</text:p>
          </table:table-cell>
          <table:table-cell table:formula="of:=(['file:///C:/Users/1%C2%B0%20Ano%20Info/Documents/Aula%20CALC%20Produtos.ods'#$'AULA 04'.G29])" office:value-type="currency" office:currency="BRL" office:value="5" calcext:value-type="currency">
            <text:p>R$ 5,00</text:p>
          </table:table-cell>
          <table:table-cell office:value-type="float" office:value="2" calcext:value-type="float">
            <text:p>2</text:p>
          </table:table-cell>
          <table:table-cell table:formula="of:=([.C65]*[.D65])" office:value-type="currency" office:currency="BRL" office:value="10" calcext:value-type="currency">
            <text:p>R$ 1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48])" office:value-type="string" office:string-value="Tofu" calcext:value-type="string">
            <text:p>Tofu</text:p>
          </table:table-cell>
          <table:table-cell table:style-name="ce156" table:formula="of:=(['file:///C:/Users/1%C2%B0%20Ano%20Info/Documents/Aula%20CALC%20Produtos.ods'#$'AULA 04'.G48])" office:value-type="currency" office:currency="BRL" office:value="6.6" calcext:value-type="currency">
            <text:p>R$ 6,6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66]*[.D66])" office:value-type="currency" office:currency="BRL" office:value="19.8" calcext:value-type="currency">
            <text:p>R$ 19,8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file:///C:/Users/1%C2%B0%20Ano%20Info/Documents/Aula%20CALC%20Produtos.ods'#$'AULA 04'.B22])" office:value-type="string" office:string-value="Couve-flor" calcext:value-type="string">
            <text:p>Couve-flor</text:p>
          </table:table-cell>
          <table:table-cell table:formula="of:=(['file:///C:/Users/1%C2%B0%20Ano%20Info/Documents/Aula%20CALC%20Produtos.ods'#$'AULA 04'.G22])" office:value-type="currency" office:currency="BRL" office:value="2" calcext:value-type="currency">
            <text:p>R$ 2,00</text:p>
          </table:table-cell>
          <table:table-cell office:value-type="float" office:value="4" calcext:value-type="float">
            <text:p>4</text:p>
          </table:table-cell>
          <table:table-cell table:formula="of:=([.C67]*[.D67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9])" office:value-type="string" office:string-value="Azeite" calcext:value-type="string">
            <text:p>Azeite</text:p>
          </table:table-cell>
          <table:table-cell table:style-name="ce156" table:formula="of:=(['file:///C:/Users/1%C2%B0%20Ano%20Info/Documents/Aula%20CALC%20Produtos.ods'#$'AULA 04'.G9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68]*[.D68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file:///C:/Users/1%C2%B0%20Ano%20Info/Documents/Aula%20CALC%20Produtos.ods'#$'AULA 04'.B38])" office:value-type="string" office:string-value="Pão" calcext:value-type="string">
            <text:p>Pão</text:p>
          </table:table-cell>
          <table:table-cell table:formula="of:=(['file:///C:/Users/1%C2%B0%20Ano%20Info/Documents/Aula%20CALC%20Produtos.ods'#$'AULA 04'.G38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69]*[.D69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46])" office:value-type="string" office:string-value="Soja" calcext:value-type="string">
            <text:p>Soja</text:p>
          </table:table-cell>
          <table:table-cell table:style-name="ce156" table:formula="of:=(['file:///C:/Users/1%C2%B0%20Ano%20Info/Documents/Aula%20CALC%20Produtos.ods'#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70]*[.D70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file:///C:/Users/1%C2%B0%20Ano%20Info/Documents/Aula%20CALC%20Produtos.ods'#$'AULA 04'.B28])" office:value-type="string" office:string-value="KitKat" calcext:value-type="string">
            <text:p>KitKat</text:p>
          </table:table-cell>
          <table:table-cell table:formula="of:=(['file:///C:/Users/1%C2%B0%20Ano%20Info/Documents/Aula%20CALC%20Produtos.ods'#$'AULA 04'.G28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C71]*[.D71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'file:///C:/Users/1%C2%B0%20Ano%20Info/Documents/Aula%20CALC%20Produtos.ods'#$'AULA 04'.B15])" office:value-type="string" office:string-value="Cachaça" calcext:value-type="string">
            <text:p>Cachaça</text:p>
          </table:table-cell>
          <table:table-cell table:style-name="ce156" table:formula="of:=(['file:///C:/Users/1%C2%B0%20Ano%20Info/Documents/Aula%20CALC%20Produtos.ods'#$'AULA 04'.G15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72]*[.D72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1" table:number-columns-repeated="7"/>
          <table:table-cell table:number-columns-repeated="1017"/>
        </table:table-row>
      </table:table>
      <table:table table:name="AULA 06" table:style-name="ta3">
        <office:forms form:automatic-focus="false" form:apply-design-mode="false"/>
        <table:table-column table:style-name="co8" table:default-cell-style-name="ce166"/>
        <table:table-column table:style-name="co9" table:default-cell-style-name="ce166"/>
        <table:table-column table:style-name="co10" table:default-cell-style-name="ce173"/>
        <table:table-column table:style-name="co11" table:default-cell-style-name="ce166"/>
        <table:table-row table:style-name="ro1">
          <table:table-cell table:style-name="ce164" office:value-type="string" calcext:value-type="string" table:number-columns-spanned="4" table:number-rows-spanned="1">
            <text:p>FLUXO DE CAIXA</text:p>
          </table:table-cell>
          <table:covered-table-cell/>
          <table:covered-table-cell table:style-name="ce166"/>
          <table:covered-table-cell/>
        </table:table-row>
        <table:table-row table:style-name="ro1">
          <table:table-cell table:style-name="ce165" office:value-type="string" calcext:value-type="string">
            <text:p>VENDAS</text:p>
          </table:table-cell>
          <table:table-cell table:style-name="ce165" office:value-type="string" calcext:value-type="string">
            <text:p>VALOR TOTAL</text:p>
          </table:table-cell>
          <table:table-cell table:style-name="ce171" office:value-type="string" calcext:value-type="string">
            <text:p>DATA</text:p>
          </table:table-cell>
          <table:table-cell table:style-name="ce171" office:value-type="string" calcext:value-type="string">
            <text:p>CL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table:formula="of:=SUM(['file:///C:/Users/1%C2%B0%20Ano%20Info/Documents/CALC%20AULA%20DANIELE.ods'#$'AULA 05'.E3:.E9])" office:value-type="currency" office:currency="BRL" office:value="69" calcext:value-type="currency">
            <text:p>R$ 69,00</text:p>
          </table:table-cell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3])" office:value-type="string" office:string-value="Anandha" calcext:value-type="string">
            <text:p>Anand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8" table:formula="of:=SUM(['file:///C:/Users/1%C2%B0%20Ano%20Info/Documents/CALC%20AULA%20DANIELE.ods'#$'AULA 05'.E10:.E16])" office:value-type="currency" office:currency="BRL" office:value="94" calcext:value-type="currency">
            <text:p>R$ 94,00</text:p>
          </table:table-cell>
          <table:table-cell table:style-name="ce174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16])" office:value-type="string" office:string-value="Daniele" calcext:value-type="string">
            <text:p>Dani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8" table:formula="of:=SUM(['file:///C:/Users/1%C2%B0%20Ano%20Info/Documents/CALC%20AULA%20DANIELE.ods'#$'AULA 05'.E17:.E23])" office:value-type="currency" office:currency="BRL" office:value="82" calcext:value-type="currency">
            <text:p>R$ 82,00</text:p>
          </table:table-cell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17])" office:value-type="string" office:string-value="Eduardo" calcext:value-type="string">
            <text:p>Eduar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8" table:formula="of:=SUM(['file:///C:/Users/1%C2%B0%20Ano%20Info/Documents/CALC%20AULA%20DANIELE.ods'#$'AULA 05'.E24:.E30])" office:value-type="currency" office:currency="BRL" office:value="114" calcext:value-type="currency">
            <text:p>R$ 114,00</text:p>
          </table:table-cell>
          <table:table-cell table:style-name="ce174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24])" office:value-type="string" office:string-value="Francisca" calcext:value-type="string">
            <text:p>Francis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31])" office:value-type="string" office:string-value="João" calcext:value-type="string">
            <text:p>Joã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'file:///C:/Users/1%C2%B0%20Ano%20Info/Documents/CALC%20AULA%20DANIELE.ods'#$'AULA 04'.J29])" office:value-type="float" office:value="0" calcext:value-type="float">
            <text:p>0</text:p>
          </table:table-cell>
          <table:table-cell table:style-name="ce174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38])" office:value-type="string" office:string-value="José" calcext:value-type="string">
            <text:p>José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45])" office:value-type="string" office:string-value="Lucas" calcext:value-type="string">
            <text:p>Luc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74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52])" office:value-type="string" office:string-value="Nicole" calcext:value-type="string">
            <text:p>Nico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Produtos.ods'#$'AULA 05'.G59])" office:value-type="string" office:string-value="Paulo" calcext:value-type="string">
            <text:p>Pau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74" table:formula="of:=(['file:///C:/Users/1%C2%B0%20Ano%20Info/Documents/Aula%20CALC%20Produtos.ods'#$'AULA 05'.F3])" office:value-type="date" office:date-value="2022-05-10" calcext:value-type="date">
            <text:p>10/05/22</text:p>
          </table:table-cell>
          <table:table-cell table:style-name="ce165" table:formula="of:=(['file:///C:/Users/1%C2%B0%20Ano%20Info/Documents/Aula%20CALC%20Produtos.ods'#$'AULA 05'.G66])" office:value-type="string" office:string-value="Rosa" calcext:value-type="string">
            <text:p>Rosa</text:p>
          </table:table-cell>
        </table:table-row>
      </table:table>
      <table:table table:name="AULA 07" table:style-name="ta3">
        <office:forms form:automatic-focus="false" form:apply-design-mode="false"/>
        <table:table-column table:style-name="co12" table:default-cell-style-name="ce169"/>
        <table:table-column table:style-name="co13" table:number-columns-repeated="4" table:default-cell-style-name="ce199"/>
        <table:table-column table:style-name="co13" table:number-columns-repeated="27" table:default-cell-style-name="Default"/>
        <table:table-row table:style-name="ro4">
          <table:table-cell table:style-name="ce167" office:value-type="string" calcext:value-type="string" table:number-columns-spanned="32" table:number-rows-spanned="1">
            <text:p>DESPESAS MENSAIS</text:p>
          </table:table-cell>
          <table:covered-table-cell table:number-columns-repeated="31" table:style-name="ce175"/>
        </table:table-row>
        <table:table-row table:style-name="ro1">
          <table:table-cell table:style-name="ce193" office:value-type="string" calcext:value-type="string">
            <text:p>DESPESAS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70" calcext:value-type="currency">
            <text:p>R$ 70,00</text:p>
          </table:table-cell>
          <table:table-cell table:number-columns-repeated="3"/>
          <table:table-cell table:style-name="ce199" table:number-columns-repeated="27"/>
        </table:table-row>
        <table:table-row table:style-name="ro1">
          <table:table-cell table:style-name="ce170" office:value-type="string" calcext:value-type="string">
            <text:p>Luz</text:p>
          </table:table-cell>
          <table:table-cell table:style-name="ce200" table:number-columns-repeated="14"/>
          <table:table-cell table:style-name="ce200" office:value-type="currency" office:currency="BRL" office:value="100" calcext:value-type="currency">
            <text:p>R$ 10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Gás</text:p>
          </table:table-cell>
          <table:table-cell table:number-columns-repeated="3"/>
          <table:table-cell office:value-type="currency" office:currency="BRL" office:value="120" calcext:value-type="currency">
            <text:p>R$ 120,00</text:p>
          </table:table-cell>
          <table:table-cell table:style-name="ce199" table:number-columns-repeated="27"/>
        </table:table-row>
        <table:table-row table:style-name="ro1">
          <table:table-cell table:style-name="ce170" office:value-type="string" calcext:value-type="string">
            <text:p>Aluguel</text:p>
          </table:table-cell>
          <table:table-cell table:style-name="ce200" table:number-columns-repeated="14"/>
          <table:table-cell table:style-name="ce200" office:value-type="currency" office:currency="BRL" office:value="240" calcext:value-type="currency">
            <text:p>R$ 24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Feira</text:p>
          </table:table-cell>
          <table:table-cell table:number-columns-repeated="4"/>
          <table:table-cell table:style-name="ce199"/>
          <table:table-cell table:style-name="ce199" office:value-type="currency" office:currency="BRL" office:value="114" calcext:value-type="currency">
            <text:p>R$ 114,00</text:p>
          </table:table-cell>
          <table:table-cell table:style-name="ce199" table:number-columns-repeated="5"/>
          <table:table-cell table:style-name="ce199" office:value-type="currency" office:currency="BRL" office:value="120" calcext:value-type="currency">
            <text:p>R$ 120,00</text:p>
          </table:table-cell>
          <table:table-cell table:style-name="ce199" table:number-columns-repeated="5"/>
          <table:table-cell table:style-name="ce199" office:value-type="currency" office:currency="BRL" office:value="400" calcext:value-type="currency">
            <text:p>R$ 400,00</text:p>
          </table:table-cell>
          <table:table-cell table:style-name="ce199" table:number-columns-repeated="8"/>
          <table:table-cell table:style-name="ce199" office:value-type="currency" office:currency="BRL" office:value="114" calcext:value-type="currency">
            <text:p>R$ 114,00</text:p>
          </table:table-cell>
          <table:table-cell table:style-name="ce199" table:number-columns-repeated="4"/>
        </table:table-row>
        <table:table-row table:style-name="ro1">
          <table:table-cell table:style-name="ce170" office:value-type="string" calcext:value-type="string">
            <text:p>Cartão de Crédito</text:p>
          </table:table-cell>
          <table:table-cell table:style-name="ce200" table:number-columns-repeated="6"/>
          <table:table-cell table:style-name="ce200" office:value-type="currency" office:currency="BRL" office:value="800" calcext:value-type="currency">
            <text:p>R$ 800,00</text:p>
          </table:table-cell>
          <table:table-cell table:style-name="ce200" table:number-columns-repeated="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4"/>
          <table:table-cell table:style-name="ce199" table:number-columns-repeated="6"/>
          <table:table-cell table:style-name="ce199" office:value-type="currency" office:currency="BRL" office:value="95" calcext:value-type="currency">
            <text:p>R$ 95,00</text:p>
          </table:table-cell>
          <table:table-cell table:style-name="ce199" table:number-columns-repeated="20"/>
        </table:table-row>
        <table:table-row table:style-name="ro1">
          <table:table-cell office:value-type="string" calcext:value-type="string">
            <text:p>IPVA Carro</text:p>
          </table:table-cell>
          <table:table-cell table:style-name="ce179"/>
          <table:table-cell table:number-columns-repeated="3"/>
          <table:table-cell table:style-name="ce199" table:number-columns-repeated="5"/>
          <table:table-cell table:style-name="ce199" office:value-type="currency" office:currency="BRL" office:value="300" calcext:value-type="currency">
            <text:p>R$ 300,00</text:p>
          </table:table-cell>
          <table:table-cell table:style-name="ce199" table:number-columns-repeated="21"/>
        </table:table-row>
        <table:table-row table:style-name="ro1">
          <table:table-cell table:style-name="ce170" office:value-type="string" calcext:value-type="string">
            <text:p>IPVA Moto</text:p>
          </table:table-cell>
          <table:table-cell table:style-name="ce200" table:number-columns-repeated="19"/>
          <table:table-cell table:style-name="ce200" office:value-type="currency" office:currency="BRL" office:value="350" calcext:value-type="currency">
            <text:p>R$ 350,00</text:p>
          </table:table-cell>
          <table:table-cell table:style-name="ce200" table:number-columns-repeated="11"/>
        </table:table-row>
        <table:table-row table:style-name="ro1">
          <table:table-cell office:value-type="string" calcext:value-type="string">
            <text:p>IPTU</text:p>
          </table:table-cell>
          <table:table-cell table:number-columns-repeated="4"/>
          <table:table-cell table:style-name="ce199" table:number-columns-repeated="13"/>
          <table:table-cell table:style-name="ce199" office:value-type="currency" office:currency="BRL" office:value="238" calcext:value-type="currency">
            <text:p>R$ 238,00</text:p>
          </table:table-cell>
          <table:table-cell table:style-name="ce199" table:number-columns-repeated="13"/>
        </table:table-row>
        <table:table-row table:style-name="ro1">
          <table:table-cell table:style-name="ce170" office:value-type="string" calcext:value-type="string">
            <text:p>Fraldas</text:p>
          </table:table-cell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5"/>
          <table:table-cell table:style-name="ce200" office:value-type="currency" office:currency="BRL" office:value="50" calcext:value-type="currency">
            <text:p>R$ 50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6"/>
          <table:table-cell table:style-name="ce200" office:value-type="currency" office:currency="BRL" office:value="55" calcext:value-type="currency">
            <text:p>R$ 55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3"/>
        </table:table-row>
        <table:table-row table:style-name="ro1">
          <table:table-cell table:style-name="ce170" office:value-type="string" calcext:value-type="string">
            <text:p>Escola</text:p>
          </table:table-cell>
          <table:table-cell table:style-name="ce200" table:number-columns-repeated="29"/>
          <table:table-cell table:style-name="ce200" office:value-type="currency" office:currency="BRL" office:value="250" calcext:value-type="currency">
            <text:p>R$ 250,00</text:p>
          </table:table-cell>
          <table:table-cell table:style-name="ce200"/>
        </table:table-row>
        <table:table-row table:style-name="ro1">
          <table:table-cell office:value-type="string" calcext:value-type="string">
            <text:p>Dentista</text:p>
          </table:table-cell>
          <table:table-cell table:number-columns-repeated="4"/>
          <table:table-cell table:style-name="ce199" table:number-columns-repeated="12"/>
          <table:table-cell table:style-name="ce199" office:value-type="currency" office:currency="BRL" office:value="130" calcext:value-type="currency">
            <text:p>R$ 130,00</text:p>
          </table:table-cell>
          <table:table-cell table:style-name="ce199" table:number-columns-repeated="14"/>
        </table:table-row>
        <table:table-row table:style-name="ro1">
          <table:table-cell table:style-name="ce170" office:value-type="string" calcext:value-type="string">
            <text:p>Plano de Saúde</text:p>
          </table:table-cell>
          <table:table-cell table:style-name="ce200" table:number-columns-repeated="22"/>
          <table:table-cell table:style-name="ce200" office:value-type="currency" office:currency="BRL" office:value="450" calcext:value-type="currency">
            <text:p>R$ 450,00</text:p>
          </table:table-cell>
          <table:table-cell table:style-name="ce200" table:number-columns-repeated="8"/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4"/>
          <table:table-cell table:style-name="ce199" table:number-columns-repeated="7"/>
          <table:table-cell table:style-name="ce199" office:value-type="currency" office:currency="BRL" office:value="55" calcext:value-type="currency">
            <text:p>R$ 55,00</text:p>
          </table:table-cell>
          <table:table-cell table:style-name="ce199" table:number-columns-repeated="19"/>
        </table:table-row>
        <table:table-row table:style-name="ro1">
          <table:table-cell table:style-name="ce170" office:value-type="string" calcext:value-type="string">
            <text:p>Prime Vídeo</text:p>
          </table:table-cell>
          <table:table-cell table:style-name="ce200" table:number-columns-repeated="18"/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12"/>
        </table:table-row>
        <table:table-row table:style-name="ro1">
          <table:table-cell office:value-type="string" calcext:value-type="string">
            <text:p>Disney+</text:p>
          </table:table-cell>
          <table:table-cell table:number-columns-repeated="4"/>
          <table:table-cell table:style-name="ce199" office:value-type="currency" office:currency="BRL" office:value="30" calcext:value-type="currency">
            <text:p>R$ 30,00</text:p>
          </table:table-cell>
          <table:table-cell table:style-name="ce199" table:number-columns-repeated="26"/>
        </table:table-row>
        <table:table-row table:style-name="ro1">
          <table:table-cell table:style-name="ce170" office:value-type="string" calcext:value-type="string">
            <text:p>Star Plus</text:p>
          </table:table-cell>
          <table:table-cell table:style-name="ce200" table:number-columns-repeated="8"/>
          <table:table-cell table:style-name="ce200" office:value-type="currency" office:currency="BRL" office:value="70" calcext:value-type="currency">
            <text:p>R$ 70,00</text:p>
          </table:table-cell>
          <table:table-cell table:style-name="ce200" table:number-columns-repeated="22"/>
        </table:table-row>
        <table:table-row table:style-name="ro1">
          <table:table-cell office:value-type="string" calcext:value-type="string">
            <text:p>TNT Sports</text:p>
          </table:table-cell>
          <table:table-cell table:number-columns-repeated="4"/>
          <table:table-cell table:style-name="ce199" table:number-columns-repeated="8"/>
          <table:table-cell table:style-name="ce199" office:value-type="currency" office:currency="BRL" office:value="65" calcext:value-type="currency">
            <text:p>R$ 65,00</text:p>
          </table:table-cell>
          <table:table-cell table:style-name="ce199" table:number-columns-repeated="18"/>
        </table:table-row>
        <table:table-row table:style-name="ro1">
          <table:table-cell table:style-name="ce170" office:value-type="string" calcext:value-type="string">
            <text:p>Globo Play</text:p>
          </table:table-cell>
          <table:table-cell table:style-name="ce200" table:number-columns-repeated="24"/>
          <table:table-cell table:style-name="ce200" office:value-type="currency" office:currency="BRL" office:value="60" calcext:value-type="currency">
            <text:p>R$ 60,00</text:p>
          </table:table-cell>
          <table:table-cell table:style-name="ce200" table:number-columns-repeated="6"/>
        </table:table-row>
        <table:table-row table:style-name="ro1">
          <table:table-cell office:value-type="string" calcext:value-type="string">
            <text:p>Lazer</text:p>
          </table:table-cell>
          <table:table-cell/>
          <table:table-cell office:value-type="currency" office:currency="BRL" office:value="200" calcext:value-type="currency">
            <text:p>R$ 200,00</text:p>
          </table:table-cell>
          <table:table-cell table:number-columns-repeated="2"/>
          <table:table-cell table:style-name="ce199" table:number-columns-repeated="11"/>
          <table:table-cell table:style-name="ce199" office:value-type="currency" office:currency="BRL" office:value="450" calcext:value-type="currency">
            <text:p>R$ 450,00</text:p>
          </table:table-cell>
          <table:table-cell table:style-name="ce199" table:number-columns-repeated="6"/>
          <table:table-cell table:style-name="ce199" office:value-type="currency" office:currency="BRL" office:value="100" calcext:value-type="currency">
            <text:p>R$ 100,00</text:p>
          </table:table-cell>
          <table:table-cell table:style-name="ce199" table:number-columns-repeated="8"/>
        </table:table-row>
        <table:table-row table:style-name="ro1">
          <table:table-cell table:style-name="ce170" office:value-type="string" calcext:value-type="string">
            <text:p>Diversos</text:p>
          </table:table-cell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4"/>
          <table:table-cell table:style-name="ce200" office:value-type="currency" office:currency="BRL" office:value="2.5" calcext:value-type="currency">
            <text:p>R$ 2,50</text:p>
          </table:table-cell>
          <table:table-cell table:style-name="ce200"/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2"/>
          <table:table-cell table:style-name="ce200" office:value-type="currency" office:currency="BRL" office:value="10" calcext:value-type="currency">
            <text:p>R$ 10,00</text:p>
          </table:table-cell>
          <table:table-cell table:style-name="ce200" table:number-columns-repeated="3"/>
          <table:table-cell table:style-name="ce200" office:value-type="currency" office:currency="BRL" office:value="12" calcext:value-type="currency">
            <text:p>R$ 12,00</text:p>
          </table:table-cell>
          <table:table-cell table:style-name="ce200" table:number-columns-repeated="5"/>
          <table:table-cell table:style-name="ce200" office:value-type="currency" office:currency="BRL" office:value="15" calcext:value-type="currency">
            <text:p>R$ 15,00</text:p>
          </table:table-cell>
          <table:table-cell table:style-name="ce200" table:number-columns-repeated="4"/>
          <table:table-cell table:style-name="ce200" office:value-type="currency" office:currency="BRL" office:value="20" calcext:value-type="currency">
            <text:p>R$ 20,00</text:p>
          </table:table-cell>
          <table:table-cell table:style-name="ce200" table:number-columns-repeated="4"/>
          <table:table-cell table:style-name="ce200" office:value-type="currency" office:currency="BRL" office:value="122" calcext:value-type="currency">
            <text:p>R$ 122,00</text:p>
          </table:table-cell>
        </table:table-row>
        <table:table-row table:style-name="ro1">
          <table:table-cell office:value-type="string" calcext:value-type="string">
            <text:p>Carnê da Zenir</text:p>
          </table:table-cell>
          <table:table-cell table:number-columns-repeated="2"/>
          <table:table-cell office:value-type="currency" office:currency="BRL" office:value="70" calcext:value-type="currency">
            <text:p>R$ 70,00</text:p>
          </table:table-cell>
          <table:table-cell/>
          <table:table-cell table:style-name="ce199" table:number-columns-repeated="27"/>
        </table:table-row>
        <table:table-row table:style-name="ro6">
          <table:table-cell table:style-name="ce193" office:value-type="string" calcext:value-type="string">
            <text:p>TOTAL DE GASTOS</text:p>
          </table:table-cell>
          <table:table-cell table:style-name="ce180" table:formula="of:=SUM([.B3:.AF25])" office:value-type="currency" office:currency="BRL" office:value="5467.5" calcext:value-type="currency" table:number-columns-spanned="3" table:number-rows-spanned="1">
            <text:p>R$ 5.467,50</text:p>
          </table:table-cell>
          <table:covered-table-cell table:number-columns-repeated="2" table:style-name="ce200"/>
          <table:table-cell table:style-name="ce200" table:number-columns-repeated="28"/>
        </table:table-row>
        <table:table-row table:style-name="ro7">
          <table:table-cell table:style-name="ce196" office:value-type="string" calcext:value-type="string">
            <text:p>RENDIMENTOS</text:p>
          </table:table-cell>
          <table:table-cell table:style-name="ce213"/>
          <table:table-cell table:style-name="ce209" office:value-type="string" calcext:value-type="string">
            <text:p>SALÁRIO</text:p>
          </table:table-cell>
          <table:table-cell table:style-name="ce211" office:value-type="currency" office:currency="BRL" office:value="50000" calcext:value-type="currency" table:number-columns-spanned="2" table:number-rows-spanned="1">
            <text:p>R$ 50.000,00</text:p>
          </table:table-cell>
          <table:covered-table-cell table:style-name="ce213"/>
          <table:table-cell table:style-name="ce213"/>
          <table:table-cell table:style-name="ce211" office:value-type="string" calcext:value-type="string" table:number-columns-spanned="3" table:number-rows-spanned="1">
            <text:p>AUXÍLIO EMERGENCIAL</text:p>
          </table:table-cell>
          <table:covered-table-cell table:number-columns-repeated="2" table:style-name="ce213"/>
          <table:table-cell table:style-name="ce211" office:value-type="currency" office:currency="BRL" office:value="7000" calcext:value-type="currency" table:number-columns-spanned="2" table:number-rows-spanned="1">
            <text:p>R$ 7.000,00</text:p>
          </table:table-cell>
          <table:covered-table-cell table:style-name="ce213"/>
          <table:table-cell table:style-name="ce213" table:number-columns-repeated="21"/>
        </table:table-row>
        <table:table-row table:style-name="ro8">
          <table:table-cell table:style-name="ce172" office:value-type="string" calcext:value-type="string">
            <text:p>LUCRO</text:p>
          </table:table-cell>
          <table:table-cell table:style-name="ce205" office:value-type="currency" office:currency="BRL" office:value="52032.5" calcext:value-type="currency" table:number-columns-spanned="4" table:number-rows-spanned="1">
            <text:p>R$ 52.032,50</text:p>
          </table:table-cell>
          <table:covered-table-cell table:style-name="ce210"/>
          <table:covered-table-cell table:number-columns-repeated="2" table:style-name="ce223"/>
          <table:table-cell table:style-name="ce223"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88" office:value-type="string" calcext:value-type="string">
            <text:p>MAIOR DESPESA</text:p>
          </table:table-cell>
          <table:table-cell table:style-name="ce206" table:formula="of:=MAX([.B3:.AF25]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188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ce189" office:value-type="string" calcext:value-type="string">
            <text:p>MENOR DESPESA</text:p>
          </table:table-cell>
          <table:table-cell table:style-name="ce207" table:formula="of:=MIN([.B3:.AF25]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189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ce188" office:value-type="string" calcext:value-type="string">
            <text:p>QUANTIDADE</text:p>
          </table:table-cell>
          <table:table-cell table:style-name="ce208" table:formula="of:=COUNT([.B3:.AF25])" office:value-type="float" office:value="39" calcext:value-type="float" table:number-columns-spanned="2" table:number-rows-spanned="1">
            <text:p>39</text:p>
          </table:table-cell>
          <table:covered-table-cell table:style-name="ce188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2" office:value-type="string" calcext:value-type="string" table:number-columns-spanned="5" table:number-rows-spanned="1">
            <text:p>5 MENORES DESPESAS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72"/>
          <table:table-cell table:style-name="ce218" office:value-type="string" calcext:value-type="string" table:number-columns-spanned="2" table:number-rows-spanned="1">
            <text:p>NOME</text:p>
          </table:table-cell>
          <table:covered-table-cell table:style-name="ce24"/>
          <table:table-cell table:style-name="ce218" office:value-type="string" calcext:value-type="string" table:number-columns-spanned="2" table:number-rows-spanned="1">
            <text:p>VALOR</text:p>
          </table:table-cell>
          <table:covered-table-cell table:style-name="ce24"/>
          <table:table-cell table:number-columns-repeated="27"/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 table:number-columns-spanned="2" table:number-rows-spanned="1">
            <text:p>Diversos</text:p>
          </table:table-cell>
          <table:covered-table-cell table:style-name="ce221"/>
          <table:table-cell table:style-name="ce224" table:formula="of:=SMALL([.B3:.AF26];1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226"/>
          <table:table-cell table:number-columns-repeated="2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71" office:value-type="string" calcext:value-type="string" table:number-columns-spanned="2" table:number-rows-spanned="1">
            <text:p>Diversos</text:p>
          </table:table-cell>
          <table:covered-table-cell table:style-name="ce72"/>
          <table:table-cell table:style-name="ce225" table:formula="of:=SMALL([.B3:.AF26];2)" office:value-type="currency" office:currency="BRL" office:value="10" calcext:value-type="currency" table:number-columns-spanned="2" table:number-rows-spanned="1">
            <text:p>R$ 1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table-cell table:style-name="ce195" office:value-type="string" calcext:value-type="string" table:number-columns-spanned="2" table:number-rows-spanned="1">
            <text:p>Diversos</text:p>
          </table:table-cell>
          <table:covered-table-cell table:style-name="ce221"/>
          <table:table-cell table:style-name="ce224" table:formula="of:=SMALL([.B3:.AF26];3)" office:value-type="currency" office:currency="BRL" office:value="12" calcext:value-type="currency" table:number-columns-spanned="2" table:number-rows-spanned="1">
            <text:p>R$ 12,00</text:p>
          </table:table-cell>
          <table:covered-table-cell table:style-name="ce226"/>
          <table:table-cell table:number-columns-repeated="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71" office:value-type="string" calcext:value-type="string" table:number-columns-spanned="2" table:number-rows-spanned="1">
            <text:p>Diversos</text:p>
          </table:table-cell>
          <table:covered-table-cell table:style-name="ce72"/>
          <table:table-cell table:style-name="ce225" table:formula="of:=SMALL([.B3:.AF26];4)" office:value-type="currency" office:currency="BRL" office:value="15" calcext:value-type="currency" table:number-columns-spanned="2" table:number-rows-spanned="1">
            <text:p>R$ 15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195" office:value-type="string" calcext:value-type="string" table:number-columns-spanned="2" table:number-rows-spanned="1">
            <text:p>Diversos</text:p>
          </table:table-cell>
          <table:covered-table-cell table:style-name="ce221"/>
          <table:table-cell table:style-name="ce224" table:formula="of:=SMALL([.B3:.AF26];5)" office:value-type="currency" office:currency="BRL" office:value="20" calcext:value-type="currency" table:number-columns-spanned="2" table:number-rows-spanned="1">
            <text:p>R$ 20,00</text:p>
          </table:table-cell>
          <table:covered-table-cell table:style-name="ce226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2" office:value-type="string" calcext:value-type="string" table:number-columns-spanned="5" table:number-rows-spanned="1">
            <text:p>5 MAIORES DESPESAS</text:p>
          </table:table-cell>
          <table:covered-table-cell table:number-columns-repeated="4" table:style-name="ce24"/>
          <table:table-cell table:number-columns-repeated="27"/>
        </table:table-row>
        <table:table-row table:style-name="ro1">
          <table:table-cell table:style-name="ce24"/>
          <table:table-cell table:style-name="ce218" office:value-type="string" calcext:value-type="string" table:number-columns-spanned="2" table:number-rows-spanned="1">
            <text:p>NOME</text:p>
          </table:table-cell>
          <table:covered-table-cell table:style-name="ce24"/>
          <table:table-cell table:style-name="ce218" office:value-type="string" calcext:value-type="string" table:number-columns-spanned="2" table:number-rows-spanned="1">
            <text:p>VALOR</text:p>
          </table:table-cell>
          <table:covered-table-cell table:style-name="ce24"/>
          <table:table-cell table:number-columns-repeated="27"/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table-cell table:style-name="ce195" office:value-type="string" calcext:value-type="string" table:number-columns-spanned="2" table:number-rows-spanned="1">
            <text:p>Cartão de Crédito</text:p>
          </table:table-cell>
          <table:covered-table-cell table:style-name="ce221"/>
          <table:table-cell table:style-name="ce224" table:formula="of:=LARGE([.B3:.AF25];1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226"/>
          <table:table-cell table:number-columns-repeated="2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71" office:value-type="string" calcext:value-type="string" table:number-columns-spanned="2" table:number-rows-spanned="1">
            <text:p>Plano de Saúde</text:p>
          </table:table-cell>
          <table:covered-table-cell table:style-name="ce72"/>
          <table:table-cell table:style-name="ce225" table:formula="of:=LARGE([.B3:.AF25];2)" office:value-type="currency" office:currency="BRL" office:value="450" calcext:value-type="currency" table:number-columns-spanned="2" table:number-rows-spanned="1">
            <text:p>R$ 45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table-cell table:style-name="ce195" office:value-type="string" calcext:value-type="string" table:number-columns-spanned="2" table:number-rows-spanned="1">
            <text:p>Lazer</text:p>
          </table:table-cell>
          <table:covered-table-cell table:style-name="ce221"/>
          <table:table-cell table:style-name="ce224" table:formula="of:=LARGE([.B3:.AF25];3)" office:value-type="currency" office:currency="BRL" office:value="450" calcext:value-type="currency" table:number-columns-spanned="2" table:number-rows-spanned="1">
            <text:p>R$ 450,00</text:p>
          </table:table-cell>
          <table:covered-table-cell table:style-name="ce226"/>
          <table:table-cell table:number-columns-repeated="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71" office:value-type="string" calcext:value-type="string" table:number-columns-spanned="2" table:number-rows-spanned="1">
            <text:p>Feira</text:p>
          </table:table-cell>
          <table:covered-table-cell table:style-name="ce72"/>
          <table:table-cell table:style-name="ce225" table:formula="of:=LARGE([.B3:.AF25];4)" office:value-type="currency" office:currency="BRL" office:value="400" calcext:value-type="currency" table:number-columns-spanned="2" table:number-rows-spanned="1">
            <text:p>R$ 400,00</text:p>
          </table:table-cell>
          <table:covered-table-cell table:style-name="ce227"/>
          <table:table-cell table:number-columns-repeated="27"/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195" office:value-type="string" calcext:value-type="string" table:number-columns-spanned="2" table:number-rows-spanned="1">
            <text:p>IPVA MOTO</text:p>
          </table:table-cell>
          <table:covered-table-cell table:style-name="ce221"/>
          <table:table-cell table:style-name="ce224" table:formula="of:=LARGE([.B3:.AF25];5)" office:value-type="currency" office:currency="BRL" office:value="350" calcext:value-type="currency" table:number-columns-spanned="2" table:number-rows-spanned="1">
            <text:p>R$ 350,00</text:p>
          </table:table-cell>
          <table:covered-table-cell table:style-name="ce226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2" office:value-type="string" calcext:value-type="string" table:number-columns-spanned="5" table:number-rows-spanned="1">
            <text:p>QUANTI. DE DESP. MAIORES QUE 100,00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195" table:formula="of:=COUNTIF([.B3:.AF25];&quot;&gt;100&quot;)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2" office:value-type="string" calcext:value-type="string" table:number-columns-spanned="5" table:number-rows-spanned="1">
            <text:p>QUANTIDADE TOTAL DE DESPESAS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195" table:formula="of:=COUNT([.B3:.AF25])" office:value-type="float" office:value="39" calcext:value-type="float" table:number-columns-spanned="5" table:number-rows-spanned="1">
            <text:p>39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192" office:value-type="string" calcext:value-type="string" table:number-columns-spanned="5" table:number-rows-spanned="1">
            <text:p>QUANTIDADE TOTAL DE DESPESAS FIXAS</text:p>
          </table:table-cell>
          <table:covered-table-cell table:number-columns-repeated="4" table:style-name="ce72"/>
          <table:table-cell table:number-columns-repeated="27"/>
        </table:table-row>
        <table:table-row table:style-name="ro1">
          <table:table-cell table:style-name="ce195" table:formula="of:=COUNT([.B4:.AF9])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72"/>
          <table:table-cell table:number-columns-repeated="27"/>
        </table:table-row>
        <calcext:conditional-formats>
          <calcext:conditional-format calcext:target-range-address="'AULA 07'.B28:'AULA 07'.B28">
            <calcext:condition calcext:apply-style-name="Maior que 0" calcext:value="&gt;0" calcext:base-cell-address="'AULA 07'.B28"/>
          </calcext:conditional-format>
        </calcext:conditional-formats>
      </table:table>
      <table:table table:name="'file:///C:/Users/1%C2%B0%20Ano%20Info/Documents/Aula%20CALC%20Produtos.ods'#AULA 04" table:print="false" table:style-name="ta_extref">
        <table:table-source xlink:type="simple" xlink:href="../Aula%20CALC%20Produtos.ods" table:table-name="AULA 04" table:filter-name="calc8" table:mode="copy-results-only"/>
        <table:table-column table:number-columns-repeated="7"/>
        <table:table-row table:number-rows-repeated="2">
          <table:table-cell table:number-columns-repeated="7"/>
        </table:table-row>
        <table:table-row>
          <table:table-cell/>
          <table:table-cell table:style-name="ce1" office:value-type="string">
            <text:p>Açúcar Refinad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Águ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Água Com Gás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Alface</text:p>
          </table:table-cell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string">
            <text:p>Arroz Branc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Avei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Azeite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Banana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Batata Doc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Batata Frita Congelad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Beterraba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Biscoit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achaça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afé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arne Frango</text:p>
          </table:table-cell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string">
            <text:p>Carne Porco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enour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há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Chocolat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ouve-flor</text:p>
          </table:table-cell>
          <table:table-cell table:number-columns-repeated="4"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string">
            <text:p>Creme de Leit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Cuscuz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Farinh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Feijã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Hambúrguer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KitKat</text:p>
          </table:table-cell>
          <table:table-cell table:number-columns-repeated="4"/>
          <table:table-cell table:style-name="ce1" office:value-type="float" office:value="3.5">
            <text:p>3.5</text:p>
          </table:table-cell>
        </table:table-row>
        <table:table-row>
          <table:table-cell/>
          <table:table-cell table:style-name="ce1" office:value-type="string">
            <text:p>Lasanh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Leite Condensado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Maçã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Macarrão</text:p>
          </table:table-cell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string">
            <text:p>Massa Pastel</text:p>
          </table:table-cell>
          <table:table-cell table:number-columns-repeated="4"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string">
            <text:p>Massa Tapioc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Miojo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Nescau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Óleo da cozinh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Pão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Pão Integral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Pó de Guarana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Queij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Refrigerante</text:p>
          </table:table-cell>
          <table:table-cell table:number-columns-repeated="4"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string">
            <text:p>Requeijão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Sal</text:p>
          </table:table-cell>
          <table:table-cell table:number-columns-repeated="4"/>
          <table:table-cell table:style-name="ce1" office:value-type="float" office:value="5.5">
            <text:p>5.5</text:p>
          </table:table-cell>
        </table:table-row>
        <table:table-row>
          <table:table-cell/>
          <table:table-cell table:style-name="ce1" office:value-type="string">
            <text:p>Salsicha</text:p>
          </table:table-cell>
          <table:table-cell table:number-columns-repeated="4"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string">
            <text:p>Soja</text:p>
          </table:table-cell>
          <table:table-cell table:number-columns-repeated="4"/>
          <table:table-cell table:style-name="ce1" office:value-type="float" office:value="3.5">
            <text:p>3.5</text:p>
          </table:table-cell>
        </table:table-row>
        <table:table-row>
          <table:table-cell/>
          <table:table-cell table:style-name="ce1" office:value-type="string">
            <text:p>Suco em Pó</text:p>
          </table:table-cell>
          <table:table-cell table:number-columns-repeated="4"/>
          <table:table-cell table:style-name="ce1" office:value-type="float" office:value="5.5">
            <text:p>5.5</text:p>
          </table:table-cell>
        </table:table-row>
        <table:table-row>
          <table:table-cell/>
          <table:table-cell table:style-name="ce1" office:value-type="string">
            <text:p>Tofu</text:p>
          </table:table-cell>
          <table:table-cell table:number-columns-repeated="4"/>
          <table:table-cell table:style-name="ce1" office:value-type="float" office:value="6.6">
            <text:p>6.6</text:p>
          </table:table-cell>
        </table:table-row>
        <table:table-row>
          <table:table-cell/>
          <table:table-cell table:style-name="ce1" office:value-type="string">
            <text:p>Tomate</text:p>
          </table:table-cell>
          <table:table-cell table:number-columns-repeated="4"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string">
            <text:p>Uva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string">
            <text:p>Uva Passas</text:p>
          </table:table-cell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string">
            <text:p>Vinagre</text:p>
          </table:table-cell>
          <table:table-cell table:number-columns-repeated="4"/>
          <table:table-cell table:style-name="ce1" office:value-type="float" office:value="4">
            <text:p>4</text:p>
          </table:table-cell>
        </table:table-row>
      </table:table>
      <table:table table:name="'file:///C:/Users/1%C2%B0%20Ano%20Info/Documents/Aula%20CALC%20Produtos.ods'#AULA 05" table:print="false" table:style-name="ta_extref">
        <table:table-source xlink:type="simple" xlink:href="../Aula%20CALC%20Produtos.ods" table:table-name="AULA 05" table:filter-name="calc8" table:mode="copy-results-only"/>
        <table:table-column table:number-columns-repeated="7"/>
        <table:table-row table:number-rows-repeated="2">
          <table:table-cell table:number-columns-repeated="7"/>
        </table:table-row>
        <table:table-row>
          <table:table-cell table:number-columns-repeated="5"/>
          <table:table-cell table:style-name="ce1" office:value-type="float" office:value="44691">
            <text:p>44691</text:p>
          </table:table-cell>
          <table:table-cell table:style-name="ce1" office:value-type="string">
            <text:p>Anandha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Daniele</text:p>
          </table:table-cell>
        </table:table-row>
        <table:table-row>
          <table:table-cell table:number-columns-repeated="6"/>
          <table:table-cell table:style-name="ce1" office:value-type="string">
            <text:p>Eduard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Francisca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Joã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José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Lucas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Nicole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Paul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Rosa</text:p>
          </table:table-cell>
        </table:table-row>
      </table:table>
      <table:table table:name="'file:///C:/Users/1%C2%B0%20Ano%20Info/Documents/CALC%20AULA%20DANIELE.ods'#AULA 05" table:print="false" table:style-name="ta_extref">
        <table:table-source xlink:type="simple" xlink:href="../CALC%20AULA%20DANIELE.ods" table:table-name="AULA 05" table:filter-name="calc8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10">
            <text:p>10</text:p>
          </table:table-cell>
        </table:table-row>
        <table:table-row>
          <table:table-cell table:number-columns-repeated="4"/>
          <table:table-cell table:style-name="ce1" office:value-type="float" office:value="3">
            <text:p>3</text:p>
          </table:table-cell>
        </table:table-row>
        <table:table-row>
          <table:table-cell table:number-columns-repeated="4"/>
          <table:table-cell table:style-name="ce1" office:value-type="float" office:value="18">
            <text:p>18</text:p>
          </table:table-cell>
        </table:table-row>
        <table:table-row>
          <table:table-cell table:number-columns-repeated="4"/>
          <table:table-cell table:style-name="ce1" office:value-type="float" office:value="16">
            <text:p>16</text:p>
          </table:table-cell>
        </table:table-row>
        <table:table-row>
          <table:table-cell table:number-columns-repeated="4"/>
          <table:table-cell table:style-name="ce1" office:value-type="float" office:value="4">
            <text:p>4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8">
            <text:p>18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25">
            <text:p>25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15">
            <text:p>15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24">
            <text:p>24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  <table:table-row>
          <table:table-cell table:number-columns-repeated="4"/>
          <table:table-cell table:style-name="ce1" office:value-type="float" office:value="16">
            <text:p>16</text:p>
          </table:table-cell>
        </table:table-row>
        <table:table-row>
          <table:table-cell table:number-columns-repeated="4"/>
          <table:table-cell table:style-name="ce1" office:value-type="float" office:value="10">
            <text:p>10</text:p>
          </table:table-cell>
        </table:table-row>
        <table:table-row>
          <table:table-cell table:number-columns-repeated="4"/>
          <table:table-cell table:style-name="ce1" office:value-type="float" office:value="20">
            <text:p>20</text:p>
          </table:table-cell>
        </table:table-row>
        <table:table-row>
          <table:table-cell table:number-columns-repeated="4"/>
          <table:table-cell table:style-name="ce1" office:value-type="float" office:value="12">
            <text:p>12</text:p>
          </table:table-cell>
        </table:table-row>
        <table:table-row>
          <table:table-cell table:number-columns-repeated="4"/>
          <table:table-cell table:style-name="ce1" office:value-type="float" office:value="25">
            <text:p>25</text:p>
          </table:table-cell>
        </table:table-row>
        <table:table-row>
          <table:table-cell table:number-columns-repeated="4"/>
          <table:table-cell table:style-name="ce1" office:value-type="float" office:value="21">
            <text:p>21</text:p>
          </table:table-cell>
        </table:table-row>
        <table:table-row>
          <table:table-cell table:number-columns-repeated="4"/>
          <table:table-cell table:style-name="ce1" office:value-type="float" office:value="20">
            <text:p>20</text:p>
          </table:table-cell>
        </table:table-row>
        <table:table-row>
          <table:table-cell table:number-columns-repeated="4"/>
          <table:table-cell table:style-name="ce1" office:value-type="float" office:value="6">
            <text:p>6</text:p>
          </table:table-cell>
        </table:table-row>
      </table:table>
      <table:named-expressions/>
      <table:database-ranges>
        <table:database-range table:name="__Anonymous_Sheet_DB__0" table:target-range-address="'AULA 01'.A16:'AULA 01'.A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AULA 03 - DANIELE'.D17:'AULA 03 - DANIELE'.D17" table:contains-header="false"/>
        <table:database-range table:name="__Anonymous_Sheet_DB__4" table:target-range-address="'AULA 03 - MAICON'.A4:'AULA 03 - MAICON'.A4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ULA 04'.B3:'AULA 04'.I5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AULA 05'.G3:'AULA 05'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P0" style:volatile="true">
      <number:number number:decimal-places="0" number:min-decimal-places="0" number:min-integer-digits="1"/>
    </number:number-style>
    <number:number-style style:name="N148">
      <style:text-properties fo:color="#ff0000"/>
      <number:text>-</number:text>
      <number:number number:decimal-places="0" number:min-decimal-places="0" number:min-integer-digits="1"/>
      <style:map style:condition="value()&gt;=0" style:apply-style-name="N148P0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1" number:min-decimal-places="1" number:min-integer-digits="1" number:grouping="true"/>
    </number:number-style>
    <number:currency-style style:name="N10108P0" style:volatile="true" number:language="pt" number:country="B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0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a6a6"/>
    </style:style>
    <style:style style:name="Média_20_menor_20_que_20_seis" style:display-name="Média menor que seis" style:family="table-cell" style:parent-style-name="Default">
      <style:table-cell-properties fo:background-color="#ff6d6d"/>
    </style:style>
    <style:style style:name="Média_20__3c__20_6" style:display-name="Média &lt; 6" style:family="table-cell" style:parent-style-name="Default">
      <style:table-cell-properties fo:background-color="#ff6d6d"/>
    </style:style>
    <style:style style:name="Média_20_menor_20_do_20_que_20_6" style:display-name="Média menor do que 6" style:family="table-cell" style:parent-style-name="Default">
      <style:table-cell-properties fo:background-color="#729fcf"/>
    </style:style>
    <style:style style:name="Média_20__3e__20_6" style:display-name="Média &gt; 6" style:family="table-cell" style:parent-style-name="Default">
      <style:table-cell-properties fo:background-color="#77bc65"/>
    </style:style>
    <style:style style:name="Média_20_menor_20_6" style:display-name="Média menor 6" style:family="table-cell" style:parent-style-name="Default">
      <style:table-cell-properties fo:background-color="#bf0041"/>
    </style:style>
    <style:style style:name="men_20_6" style:display-name="men 6" style:family="table-cell" style:parent-style-name="Default">
      <style:table-cell-properties fo:background-color="#00a933" style:diagonal-bl-tr="none" style:diagonal-tl-br="none"/>
    </style:style>
    <style:style style:name="maior_20_que_20_6" style:display-name="maior que 6" style:family="table-cell" style:parent-style-name="Default">
      <style:table-cell-properties fo:background-color="#ffde59"/>
    </style:style>
    <style:style style:name="Menor_20_que_20_0" style:display-name="Menor que 0" style:family="table-cell" style:parent-style-name="Default">
      <style:table-cell-properties fo:background-color="#8d281e"/>
    </style:style>
    <style:style style:name="Maior_20_que_20_0" style:display-name="Maior que 0" style:family="table-cell" style:parent-style-name="Default">
      <style:table-cell-properties fo:background-color="#f6f9d4"/>
    </style:style>
    <style:style style:name="_3c_0" style:display-name="&lt;0" style:family="table-cell" style:parent-style-name="Default">
      <style:text-properties fo:color="#e8f2a1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0:41:26.6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_20_PRÁTICO" style:display-name="PageStyle_EXERCÍCIO PRÁTIC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_20_01" style:display-name="PageStyle_Planilha 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59:59</meta:creation-date>
    <dc:language>pt-BR</dc:language>
    <dc:date>2022-05-30T11:25:38.844000000</dc:date>
    <meta:editing-cycles>41</meta:editing-cycles>
    <meta:editing-duration>PT2H42M51S</meta:editing-duration>
    <meta:generator>LibreOffice/7.2.5.2$Windows_X86_64 LibreOffice_project/499f9727c189e6ef3471021d6132d4c694f357e5</meta:generator>
    <meta:print-date>2022-05-30T11:16:02.824000000</meta:print-date>
    <meta:document-statistic meta:table-count="9" meta:cell-count="1623" meta:object-count="0"/>
    <meta:user-defined meta:name="AppVersion">15.0000</meta:user-defined>
  </office:meta>
</office:document-meta>
</file>